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14.66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P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9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KRIS GUNNARSSON MidTerm Project SensorFusion Camera 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etector</text:p>
          </table:table-cell>
          <table:table-cell table:style-name="ce1"/>
          <table:table-cell table:style-name="ce1" office:value-type="string" calcext:value-type="string">
            <text:p>Descriptor</text:p>
          </table:table-cell>
          <table:table-cell table:style-name="ce1" table:number-columns-repeated="3"/>
          <table:table-cell table:style-name="ce3" office:value-type="string" calcext:value-type="string">
            <text:p>Detect ms</text:p>
          </table:table-cell>
          <table:table-cell table:style-name="ce1"/>
          <table:table-cell table:style-name="ce3" office:value-type="string" calcext:value-type="string">
            <text:p>Extract ms</text:p>
          </table:table-cell>
          <table:table-cell table:style-name="ce1"/>
          <table:table-cell table:style-name="ce3" office:value-type="string" calcext:value-type="string">
            <text:p>Total ms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13.389883" calcext:value-type="float">
            <text:p>13.39</text:p>
          </table:table-cell>
          <table:table-cell/>
          <table:table-cell office:value-type="float" office:value="0.567946" calcext:value-type="float">
            <text:p>0.57</text:p>
          </table:table-cell>
          <table:table-cell/>
          <table:table-cell office:value-type="float" office:value="13.957833" calcext:value-type="float">
            <text:p>13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19.05354" calcext:value-type="float">
            <text:p>19.05</text:p>
          </table:table-cell>
          <table:table-cell/>
          <table:table-cell office:value-type="float" office:value="0.9071495" calcext:value-type="float">
            <text:p>0.91</text:p>
          </table:table-cell>
          <table:table-cell/>
          <table:table-cell office:value-type="float" office:value="19.96071" calcext:value-type="float">
            <text:p>19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16.889266" calcext:value-type="float">
            <text:p>16.89</text:p>
          </table:table-cell>
          <table:table-cell/>
          <table:table-cell office:value-type="float" office:value="41.9112" calcext:value-type="float">
            <text:p>41.91</text:p>
          </table:table-cell>
          <table:table-cell/>
          <table:table-cell office:value-type="float" office:value="58.80047" calcext:value-type="float">
            <text:p>58.8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21.039" calcext:value-type="float">
            <text:p>21.04</text:p>
          </table:table-cell>
          <table:table-cell/>
          <table:table-cell office:value-type="float" office:value="1.32987" calcext:value-type="float">
            <text:p>1.33</text:p>
          </table:table-cell>
          <table:table-cell/>
          <table:table-cell office:value-type="float" office:value="22.33227" calcext:value-type="float">
            <text:p>22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8.900244" calcext:value-type="float">
            <text:p>18.90</text:p>
          </table:table-cell>
          <table:table-cell/>
          <table:table-cell office:value-type="float" office:value="10.77736" calcext:value-type="float">
            <text:p>10.78</text:p>
          </table:table-cell>
          <table:table-cell/>
          <table:table-cell office:value-type="float" office:value="29.67762" calcext:value-type="float">
            <text:p>2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34.70637" calcext:value-type="float">
            <text:p>34.71</text:p>
          </table:table-cell>
          <table:table-cell/>
          <table:table-cell office:value-type="float" office:value="0.9597195" calcext:value-type="float">
            <text:p>0.96</text:p>
          </table:table-cell>
          <table:table-cell/>
          <table:table-cell office:value-type="float" office:value="35.6661" calcext:value-type="float">
            <text:p>35.6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36.45477" calcext:value-type="float">
            <text:p>36.45</text:p>
          </table:table-cell>
          <table:table-cell/>
          <table:table-cell office:value-type="float" office:value="0.8336868" calcext:value-type="float">
            <text:p>0.83</text:p>
          </table:table-cell>
          <table:table-cell/>
          <table:table-cell office:value-type="float" office:value="37.2885" calcext:value-type="float">
            <text:p>37.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31.342" calcext:value-type="float">
            <text:p>31.34</text:p>
          </table:table-cell>
          <table:table-cell/>
          <table:table-cell office:value-type="float" office:value="41.35784" calcext:value-type="float">
            <text:p>41.36</text:p>
          </table:table-cell>
          <table:table-cell/>
          <table:table-cell office:value-type="float" office:value="72.69982" calcext:value-type="float">
            <text:p>72.7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26.54164" calcext:value-type="float">
            <text:p>26.54</text:p>
          </table:table-cell>
          <table:table-cell/>
          <table:table-cell office:value-type="float" office:value="1.5542016" calcext:value-type="float">
            <text:p>1.55</text:p>
          </table:table-cell>
          <table:table-cell/>
          <table:table-cell office:value-type="float" office:value="28.09589" calcext:value-type="float">
            <text:p>28.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32.81587" calcext:value-type="float">
            <text:p>32.82</text:p>
          </table:table-cell>
          <table:table-cell/>
          <table:table-cell office:value-type="float" office:value="13.008302" calcext:value-type="float">
            <text:p>13.01</text:p>
          </table:table-cell>
          <table:table-cell/>
          <table:table-cell office:value-type="float" office:value="45.82418" calcext:value-type="float">
            <text:p>45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35.07486" calcext:value-type="float">
            <text:p>35.07</text:p>
          </table:table-cell>
          <table:table-cell/>
          <table:table-cell office:value-type="float" office:value="0.8979826" calcext:value-type="float">
            <text:p>0.90</text:p>
          </table:table-cell>
          <table:table-cell/>
          <table:table-cell office:value-type="float" office:value="35.97283" calcext:value-type="float">
            <text:p>35.9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35.1081" calcext:value-type="float">
            <text:p>35.11</text:p>
          </table:table-cell>
          <table:table-cell/>
          <table:table-cell office:value-type="float" office:value="3.17706" calcext:value-type="float">
            <text:p>3.18</text:p>
          </table:table-cell>
          <table:table-cell/>
          <table:table-cell office:value-type="float" office:value="38.28512" calcext:value-type="float">
            <text:p>38.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34.75062" calcext:value-type="float">
            <text:p>34.75</text:p>
          </table:table-cell>
          <table:table-cell/>
          <table:table-cell office:value-type="float" office:value="42.28942" calcext:value-type="float">
            <text:p>42.29</text:p>
          </table:table-cell>
          <table:table-cell/>
          <table:table-cell office:value-type="float" office:value="77.04003" calcext:value-type="float">
            <text:p>77.0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34.93499" calcext:value-type="float">
            <text:p>34.93</text:p>
          </table:table-cell>
          <table:table-cell/>
          <table:table-cell office:value-type="float" office:value="2.61891" calcext:value-type="float">
            <text:p>2.62</text:p>
          </table:table-cell>
          <table:table-cell/>
          <table:table-cell office:value-type="float" office:value="37.55391" calcext:value-type="float">
            <text:p>37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34.88883" calcext:value-type="float">
            <text:p>34.89</text:p>
          </table:table-cell>
          <table:table-cell/>
          <table:table-cell office:value-type="float" office:value="22.82674" calcext:value-type="float">
            <text:p>22.83</text:p>
          </table:table-cell>
          <table:table-cell/>
          <table:table-cell office:value-type="float" office:value="57.71557" calcext:value-type="float">
            <text:p>57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1.2623681" calcext:value-type="float">
            <text:p>1.26</text:p>
          </table:table-cell>
          <table:table-cell/>
          <table:table-cell office:value-type="float" office:value="1.0969614" calcext:value-type="float">
            <text:p>1.10</text:p>
          </table:table-cell>
          <table:table-cell/>
          <table:table-cell office:value-type="float" office:value="2.359328" calcext:value-type="float">
            <text:p>2.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1.4133071" calcext:value-type="float">
            <text:p>1.41</text:p>
          </table:table-cell>
          <table:table-cell/>
          <table:table-cell office:value-type="float" office:value="1.6149394" calcext:value-type="float">
            <text:p>1.61</text:p>
          </table:table-cell>
          <table:table-cell/>
          <table:table-cell office:value-type="float" office:value="3.028248" calcext:value-type="float">
            <text:p>3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1.0605991" calcext:value-type="float">
            <text:p>1.06</text:p>
          </table:table-cell>
          <table:table-cell/>
          <table:table-cell office:value-type="float" office:value="44.58726" calcext:value-type="float">
            <text:p>44.59</text:p>
          </table:table-cell>
          <table:table-cell/>
          <table:table-cell office:value-type="float" office:value="45.64786" calcext:value-type="float">
            <text:p>45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1.9303433" calcext:value-type="float">
            <text:p>1.93</text:p>
          </table:table-cell>
          <table:table-cell/>
          <table:table-cell office:value-type="float" office:value="1.616836" calcext:value-type="float">
            <text:p>1.62</text:p>
          </table:table-cell>
          <table:table-cell/>
          <table:table-cell office:value-type="float" office:value="3.547181" calcext:value-type="float">
            <text:p>3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.7696254" calcext:value-type="float">
            <text:p>1.77</text:p>
          </table:table-cell>
          <table:table-cell/>
          <table:table-cell office:value-type="float" office:value="23.4848" calcext:value-type="float">
            <text:p>23.48</text:p>
          </table:table-cell>
          <table:table-cell/>
          <table:table-cell office:value-type="float" office:value="25.25443" calcext:value-type="float">
            <text:p>25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7.390008" calcext:value-type="float">
            <text:p>7.39</text:p>
          </table:table-cell>
          <table:table-cell/>
          <table:table-cell office:value-type="float" office:value="0.4794462" calcext:value-type="float">
            <text:p>0.48</text:p>
          </table:table-cell>
          <table:table-cell/>
          <table:table-cell office:value-type="float" office:value="7.869455" calcext:value-type="float">
            <text:p>7.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8.322051" calcext:value-type="float">
            <text:p>8.32</text:p>
          </table:table-cell>
          <table:table-cell/>
          <table:table-cell office:value-type="float" office:value="3.473386" calcext:value-type="float">
            <text:p>3.47</text:p>
          </table:table-cell>
          <table:table-cell/>
          <table:table-cell office:value-type="float" office:value="11.79545" calcext:value-type="float">
            <text:p>11.8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6.803435" calcext:value-type="float">
            <text:p>6.80</text:p>
          </table:table-cell>
          <table:table-cell/>
          <table:table-cell office:value-type="float" office:value="41.09006" calcext:value-type="float">
            <text:p>41.09</text:p>
          </table:table-cell>
          <table:table-cell/>
          <table:table-cell office:value-type="float" office:value="47.89349" calcext:value-type="float">
            <text:p>47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7.435689" calcext:value-type="float">
            <text:p>7.44</text:p>
          </table:table-cell>
          <table:table-cell/>
          <table:table-cell office:value-type="float" office:value="1.253072" calcext:value-type="float">
            <text:p>1.25</text:p>
          </table:table-cell>
          <table:table-cell/>
          <table:table-cell office:value-type="float" office:value="8.688749" calcext:value-type="float">
            <text:p>8.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0.932161" calcext:value-type="float">
            <text:p>10.93</text:p>
          </table:table-cell>
          <table:table-cell/>
          <table:table-cell office:value-type="float" office:value="28.57683" calcext:value-type="float">
            <text:p>28.58</text:p>
          </table:table-cell>
          <table:table-cell/>
          <table:table-cell office:value-type="float" office:value="39.50898" calcext:value-type="float">
            <text:p>39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55.54645" calcext:value-type="float">
            <text:p>55.55</text:p>
          </table:table-cell>
          <table:table-cell/>
          <table:table-cell office:value-type="float" office:value="1.087386" calcext:value-type="float">
            <text:p>1.09</text:p>
          </table:table-cell>
          <table:table-cell/>
          <table:table-cell office:value-type="float" office:value="56.63381" calcext:value-type="float">
            <text:p>56.6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57.46423" calcext:value-type="float">
            <text:p>57.46</text:p>
          </table:table-cell>
          <table:table-cell/>
          <table:table-cell office:value-type="float" office:value="2.457454" calcext:value-type="float">
            <text:p>2.46</text:p>
          </table:table-cell>
          <table:table-cell/>
          <table:table-cell office:value-type="float" office:value="59.92171" calcext:value-type="float">
            <text:p>59.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53.4644" calcext:value-type="float">
            <text:p>53.46</text:p>
          </table:table-cell>
          <table:table-cell/>
          <table:table-cell office:value-type="float" office:value="43.06906" calcext:value-type="float">
            <text:p>43.07</text:p>
          </table:table-cell>
          <table:table-cell/>
          <table:table-cell office:value-type="float" office:value="96.53335" calcext:value-type="float">
            <text:p>96.5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 table:number-columns-repeated="3"/>
          <table:table-cell office:value-type="float" office:value="60.0052" calcext:value-type="float">
            <text:p>60.01</text:p>
          </table:table-cell>
          <table:table-cell/>
          <table:table-cell office:value-type="float" office:value="41.26147" calcext:value-type="float">
            <text:p>41.26</text:p>
          </table:table-cell>
          <table:table-cell/>
          <table:table-cell office:value-type="float" office:value="101.26652" calcext:value-type="float">
            <text:p>101.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56.38583" calcext:value-type="float">
            <text:p>56.39</text:p>
          </table:table-cell>
          <table:table-cell/>
          <table:table-cell office:value-type="float" office:value="1.741831" calcext:value-type="float">
            <text:p>1.74</text:p>
          </table:table-cell>
          <table:table-cell/>
          <table:table-cell office:value-type="float" office:value="58.12765" calcext:value-type="float">
            <text:p>58.1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53.1511" calcext:value-type="float">
            <text:p>53.15</text:p>
          </table:table-cell>
          <table:table-cell/>
          <table:table-cell office:value-type="float" office:value="15.27022" calcext:value-type="float">
            <text:p>15.27</text:p>
          </table:table-cell>
          <table:table-cell/>
          <table:table-cell office:value-type="float" office:value="68.42131" calcext:value-type="float">
            <text:p>68.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83.32401" calcext:value-type="float">
            <text:p>83.32</text:p>
          </table:table-cell>
          <table:table-cell/>
          <table:table-cell office:value-type="float" office:value="0.7077256" calcext:value-type="float">
            <text:p>0.71</text:p>
          </table:table-cell>
          <table:table-cell/>
          <table:table-cell office:value-type="float" office:value="84.03174" calcext:value-type="float">
            <text:p>84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86.33595" calcext:value-type="float">
            <text:p>86.34</text:p>
          </table:table-cell>
          <table:table-cell/>
          <table:table-cell office:value-type="float" office:value="41.85875" calcext:value-type="float">
            <text:p>41.86</text:p>
          </table:table-cell>
          <table:table-cell/>
          <table:table-cell office:value-type="float" office:value="128.1947" calcext:value-type="float">
            <text:p>128.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79.77399" calcext:value-type="float">
            <text:p>79.77</text:p>
          </table:table-cell>
          <table:table-cell/>
          <table:table-cell office:value-type="float" office:value="1.473104" calcext:value-type="float">
            <text:p>1.47</text:p>
          </table:table-cell>
          <table:table-cell/>
          <table:table-cell office:value-type="float" office:value="81.24709" calcext:value-type="float">
            <text:p>8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60.7602" calcext:value-type="float">
            <text:p>60.76</text:p>
          </table:table-cell>
          <table:table-cell/>
          <table:table-cell office:value-type="float" office:value="46.87805" calcext:value-type="float">
            <text:p>46.88</text:p>
          </table:table-cell>
          <table:table-cell/>
          <table:table-cell office:value-type="float" office:value="107.63833" calcext:value-type="float">
            <text:p>107.6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4895" calcext:value-type="float">
            <text:p>14.49</text:p>
          </table:table-cell>
          <table:table-cell office:value-type="string" calcext:value-type="string">
            <text:p>extractMS</text:p>
          </table:table-cell>
          <table:table-cell office:value-type="float" office:value="0.562028" calcext:value-type="float">
            <text:p>0.56</text:p>
          </table:table-cell>
          <table:table-cell/>
          <table:table-cell office:value-type="float" office:value="15.0515" calcext:value-type="float">
            <text:p>15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568" calcext:value-type="float">
            <text:p>12.57</text:p>
          </table:table-cell>
          <table:table-cell office:value-type="string" calcext:value-type="string">
            <text:p>extractMS</text:p>
          </table:table-cell>
          <table:table-cell office:value-type="float" office:value="1.0516" calcext:value-type="float">
            <text:p>1.05</text:p>
          </table:table-cell>
          <table:table-cell/>
          <table:table-cell office:value-type="float" office:value="13.6196" calcext:value-type="float">
            <text:p>1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5894" calcext:value-type="float">
            <text:p>11.59</text:p>
          </table:table-cell>
          <table:table-cell office:value-type="string" calcext:value-type="string">
            <text:p>extractMS</text:p>
          </table:table-cell>
          <table:table-cell office:value-type="float" office:value="0.542457" calcext:value-type="float">
            <text:p>0.54</text:p>
          </table:table-cell>
          <table:table-cell/>
          <table:table-cell office:value-type="float" office:value="12.1319" calcext:value-type="float">
            <text:p>12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90081" calcext:value-type="float">
            <text:p>9.90</text:p>
          </table:table-cell>
          <table:table-cell office:value-type="string" calcext:value-type="string">
            <text:p>extractMS</text:p>
          </table:table-cell>
          <table:table-cell office:value-type="float" office:value="0.490566" calcext:value-type="float">
            <text:p>0.49</text:p>
          </table:table-cell>
          <table:table-cell/>
          <table:table-cell office:value-type="float" office:value="10.3914" calcext:value-type="float">
            <text:p>10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9.14931" calcext:value-type="float">
            <text:p>9.15</text:p>
          </table:table-cell>
          <table:table-cell office:value-type="string" calcext:value-type="string">
            <text:p>extractMS</text:p>
          </table:table-cell>
          <table:table-cell office:value-type="float" office:value="0.446905" calcext:value-type="float">
            <text:p>0.45</text:p>
          </table:table-cell>
          <table:table-cell/>
          <table:table-cell office:value-type="float" office:value="9.59622" calcext:value-type="float">
            <text:p>9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4.4555" calcext:value-type="float">
            <text:p>24.46</text:p>
          </table:table-cell>
          <table:table-cell office:value-type="string" calcext:value-type="string">
            <text:p>extractMS</text:p>
          </table:table-cell>
          <table:table-cell office:value-type="float" office:value="0.625933" calcext:value-type="float">
            <text:p>0.63</text:p>
          </table:table-cell>
          <table:table-cell/>
          <table:table-cell office:value-type="float" office:value="25.0814" calcext:value-type="float">
            <text:p>2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09928" calcext:value-type="float">
            <text:p>9.10</text:p>
          </table:table-cell>
          <table:table-cell office:value-type="string" calcext:value-type="string">
            <text:p>extractMS</text:p>
          </table:table-cell>
          <table:table-cell office:value-type="float" office:value="0.43474" calcext:value-type="float">
            <text:p>0.43</text:p>
          </table:table-cell>
          <table:table-cell/>
          <table:table-cell office:value-type="float" office:value="9.53402" calcext:value-type="float">
            <text:p>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08032" calcext:value-type="float">
            <text:p>9.08</text:p>
          </table:table-cell>
          <table:table-cell office:value-type="string" calcext:value-type="string">
            <text:p>extractMS</text:p>
          </table:table-cell>
          <table:table-cell office:value-type="float" office:value="0.460077" calcext:value-type="float">
            <text:p>0.46</text:p>
          </table:table-cell>
          <table:table-cell/>
          <table:table-cell office:value-type="float" office:value="9.54039" calcext:value-type="float">
            <text:p>9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4.43" calcext:value-type="float">
            <text:p>24.43</text:p>
          </table:table-cell>
          <table:table-cell office:value-type="string" calcext:value-type="string">
            <text:p>extractMS</text:p>
          </table:table-cell>
          <table:table-cell office:value-type="float" office:value="0.636867" calcext:value-type="float">
            <text:p>0.64</text:p>
          </table:table-cell>
          <table:table-cell/>
          <table:table-cell office:value-type="float" office:value="25.0669" calcext:value-type="float">
            <text:p>2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13671" calcext:value-type="float">
            <text:p>9.14</text:p>
          </table:table-cell>
          <table:table-cell office:value-type="string" calcext:value-type="string">
            <text:p>extractMS</text:p>
          </table:table-cell>
          <table:table-cell office:value-type="float" office:value="0.428287" calcext:value-type="float">
            <text:p>0.43</text:p>
          </table:table-cell>
          <table:table-cell/>
          <table:table-cell office:value-type="float" office:value="9.565" calcext:value-type="float">
            <text:p>9.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48:.I57])/10" office:value-type="float" office:value="13.389883" calcext:value-type="float">
            <text:p>13.39</text:p>
          </table:table-cell>
          <table:table-cell/>
          <table:table-cell table:formula="of:=SUM([.K48:.K57])/10" office:value-type="float" office:value="0.567946" calcext:value-type="float">
            <text:p>0.57</text:p>
          </table:table-cell>
          <table:table-cell/>
          <table:table-cell table:formula="of:=SUM([.M48:.M57])/10" office:value-type="float" office:value="13.957833" calcext:value-type="float">
            <text:p>13.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4209" calcext:value-type="float">
            <text:p>14.42</text:p>
          </table:table-cell>
          <table:table-cell office:value-type="string" calcext:value-type="string">
            <text:p>extractMS</text:p>
          </table:table-cell>
          <table:table-cell office:value-type="float" office:value="0.848787" calcext:value-type="float">
            <text:p>0.85</text:p>
          </table:table-cell>
          <table:table-cell/>
          <table:table-cell office:value-type="float" office:value="15.2697" calcext:value-type="float">
            <text:p>15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3805" calcext:value-type="float">
            <text:p>12.38</text:p>
          </table:table-cell>
          <table:table-cell office:value-type="string" calcext:value-type="string">
            <text:p>extractMS</text:p>
          </table:table-cell>
          <table:table-cell office:value-type="float" office:value="1.03642" calcext:value-type="float">
            <text:p>1.04</text:p>
          </table:table-cell>
          <table:table-cell/>
          <table:table-cell office:value-type="float" office:value="13.4169" calcext:value-type="float">
            <text:p>1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2.585" calcext:value-type="float">
            <text:p>12.59</text:p>
          </table:table-cell>
          <table:table-cell office:value-type="string" calcext:value-type="string">
            <text:p>extractMS</text:p>
          </table:table-cell>
          <table:table-cell office:value-type="float" office:value="0.803554" calcext:value-type="float">
            <text:p>0.80</text:p>
          </table:table-cell>
          <table:table-cell/>
          <table:table-cell office:value-type="float" office:value="13.3886" calcext:value-type="float">
            <text:p>13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9.4642" calcext:value-type="float">
            <text:p>29.46</text:p>
          </table:table-cell>
          <table:table-cell office:value-type="string" calcext:value-type="string">
            <text:p>extractMS</text:p>
          </table:table-cell>
          <table:table-cell office:value-type="float" office:value="1.01989" calcext:value-type="float">
            <text:p>1.02</text:p>
          </table:table-cell>
          <table:table-cell/>
          <table:table-cell office:value-type="float" office:value="30.4841" calcext:value-type="float">
            <text:p>3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3.9671" calcext:value-type="float">
            <text:p>23.97</text:p>
          </table:table-cell>
          <table:table-cell office:value-type="string" calcext:value-type="string">
            <text:p>extractMS</text:p>
          </table:table-cell>
          <table:table-cell office:value-type="float" office:value="0.888495" calcext:value-type="float">
            <text:p>0.89</text:p>
          </table:table-cell>
          <table:table-cell/>
          <table:table-cell office:value-type="float" office:value="24.8556" calcext:value-type="float">
            <text:p>24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5.1126" calcext:value-type="float">
            <text:p>15.11</text:p>
          </table:table-cell>
          <table:table-cell office:value-type="string" calcext:value-type="string">
            <text:p>extractMS</text:p>
          </table:table-cell>
          <table:table-cell office:value-type="float" office:value="0.726385" calcext:value-type="float">
            <text:p>0.73</text:p>
          </table:table-cell>
          <table:table-cell/>
          <table:table-cell office:value-type="float" office:value="15.839" calcext:value-type="float">
            <text:p>15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1.8153" calcext:value-type="float">
            <text:p>11.82</text:p>
          </table:table-cell>
          <table:table-cell office:value-type="string" calcext:value-type="string">
            <text:p>extractMS</text:p>
          </table:table-cell>
          <table:table-cell office:value-type="float" office:value="0.784959" calcext:value-type="float">
            <text:p>0.78</text:p>
          </table:table-cell>
          <table:table-cell/>
          <table:table-cell office:value-type="float" office:value="12.6003" calcext:value-type="float">
            <text:p>12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9.7833" calcext:value-type="float">
            <text:p>29.78</text:p>
          </table:table-cell>
          <table:table-cell office:value-type="string" calcext:value-type="string">
            <text:p>extractMS</text:p>
          </table:table-cell>
          <table:table-cell office:value-type="float" office:value="1.1157" calcext:value-type="float">
            <text:p>1.12</text:p>
          </table:table-cell>
          <table:table-cell/>
          <table:table-cell office:value-type="float" office:value="30.899" calcext:value-type="float">
            <text:p>3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1.8866" calcext:value-type="float">
            <text:p>11.89</text:p>
          </table:table-cell>
          <table:table-cell office:value-type="string" calcext:value-type="string">
            <text:p>extractMS</text:p>
          </table:table-cell>
          <table:table-cell office:value-type="float" office:value="0.782875" calcext:value-type="float">
            <text:p>0.78</text:p>
          </table:table-cell>
          <table:table-cell/>
          <table:table-cell office:value-type="float" office:value="12.6695" calcext:value-type="float">
            <text:p>1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9.1199" calcext:value-type="float">
            <text:p>29.12</text:p>
          </table:table-cell>
          <table:table-cell office:value-type="string" calcext:value-type="string">
            <text:p>extractMS</text:p>
          </table:table-cell>
          <table:table-cell office:value-type="float" office:value="1.06443" calcext:value-type="float">
            <text:p>1.06</text:p>
          </table:table-cell>
          <table:table-cell/>
          <table:table-cell office:value-type="float" office:value="30.1844" calcext:value-type="float">
            <text:p>30.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60:.I69])/10" office:value-type="float" office:value="19.05354" calcext:value-type="float">
            <text:p>19.05</text:p>
          </table:table-cell>
          <table:table-cell/>
          <table:table-cell table:formula="of:=SUM([.K60:.K69])/10" office:value-type="float" office:value="0.9071495" calcext:value-type="float">
            <text:p>0.91</text:p>
          </table:table-cell>
          <table:table-cell/>
          <table:table-cell table:formula="of:=SUM([.M60:.M69])/10" office:value-type="float" office:value="19.96071" calcext:value-type="float">
            <text:p>19.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3916" calcext:value-type="float">
            <text:p>14.39</text:p>
          </table:table-cell>
          <table:table-cell office:value-type="string" calcext:value-type="string">
            <text:p>extractMS</text:p>
          </table:table-cell>
          <table:table-cell office:value-type="float" office:value="43.4507" calcext:value-type="float">
            <text:p>43.45</text:p>
          </table:table-cell>
          <table:table-cell/>
          <table:table-cell office:value-type="float" office:value="57.8423" calcext:value-type="float">
            <text:p>5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9164" calcext:value-type="float">
            <text:p>12.92</text:p>
          </table:table-cell>
          <table:table-cell office:value-type="string" calcext:value-type="string">
            <text:p>extractMS</text:p>
          </table:table-cell>
          <table:table-cell office:value-type="float" office:value="40.5001" calcext:value-type="float">
            <text:p>40.50</text:p>
          </table:table-cell>
          <table:table-cell/>
          <table:table-cell office:value-type="float" office:value="53.4165" calcext:value-type="float">
            <text:p>5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0783" calcext:value-type="float">
            <text:p>11.08</text:p>
          </table:table-cell>
          <table:table-cell office:value-type="string" calcext:value-type="string">
            <text:p>extractMS</text:p>
          </table:table-cell>
          <table:table-cell office:value-type="float" office:value="40.995" calcext:value-type="float">
            <text:p>41.00</text:p>
          </table:table-cell>
          <table:table-cell/>
          <table:table-cell office:value-type="float" office:value="52.0733" calcext:value-type="float">
            <text:p>5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64772" calcext:value-type="float">
            <text:p>9.65</text:p>
          </table:table-cell>
          <table:table-cell office:value-type="string" calcext:value-type="string">
            <text:p>extractMS</text:p>
          </table:table-cell>
          <table:table-cell office:value-type="float" office:value="40.6588" calcext:value-type="float">
            <text:p>40.66</text:p>
          </table:table-cell>
          <table:table-cell/>
          <table:table-cell office:value-type="float" office:value="50.3065" calcext:value-type="float">
            <text:p>50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3.5384" calcext:value-type="float">
            <text:p>13.54</text:p>
          </table:table-cell>
          <table:table-cell office:value-type="string" calcext:value-type="string">
            <text:p>extractMS</text:p>
          </table:table-cell>
          <table:table-cell office:value-type="float" office:value="41.4014" calcext:value-type="float">
            <text:p>41.40</text:p>
          </table:table-cell>
          <table:table-cell/>
          <table:table-cell office:value-type="float" office:value="54.9398" calcext:value-type="float">
            <text:p>54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4.9436" calcext:value-type="float">
            <text:p>24.94</text:p>
          </table:table-cell>
          <table:table-cell office:value-type="string" calcext:value-type="string">
            <text:p>extractMS</text:p>
          </table:table-cell>
          <table:table-cell office:value-type="float" office:value="42.7588" calcext:value-type="float">
            <text:p>42.76</text:p>
          </table:table-cell>
          <table:table-cell/>
          <table:table-cell office:value-type="float" office:value="67.7024" calcext:value-type="float">
            <text:p>67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5.1379" calcext:value-type="float">
            <text:p>25.14</text:p>
          </table:table-cell>
          <table:table-cell office:value-type="string" calcext:value-type="string">
            <text:p>extractMS</text:p>
          </table:table-cell>
          <table:table-cell office:value-type="float" office:value="43.0113" calcext:value-type="float">
            <text:p>43.01</text:p>
          </table:table-cell>
          <table:table-cell/>
          <table:table-cell office:value-type="float" office:value="68.1493" calcext:value-type="float">
            <text:p>68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4.5187" calcext:value-type="float">
            <text:p>24.52</text:p>
          </table:table-cell>
          <table:table-cell office:value-type="string" calcext:value-type="string">
            <text:p>extractMS</text:p>
          </table:table-cell>
          <table:table-cell office:value-type="float" office:value="42.7771" calcext:value-type="float">
            <text:p>42.78</text:p>
          </table:table-cell>
          <table:table-cell/>
          <table:table-cell office:value-type="float" office:value="67.2958" calcext:value-type="float">
            <text:p>67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3.3047" calcext:value-type="float">
            <text:p>23.30</text:p>
          </table:table-cell>
          <table:table-cell office:value-type="string" calcext:value-type="string">
            <text:p>extractMS</text:p>
          </table:table-cell>
          <table:table-cell office:value-type="float" office:value="42.9243" calcext:value-type="float">
            <text:p>42.92</text:p>
          </table:table-cell>
          <table:table-cell/>
          <table:table-cell office:value-type="float" office:value="66.229" calcext:value-type="float">
            <text:p>6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41534" calcext:value-type="float">
            <text:p>9.42</text:p>
          </table:table-cell>
          <table:table-cell office:value-type="string" calcext:value-type="string">
            <text:p>extractMS</text:p>
          </table:table-cell>
          <table:table-cell office:value-type="float" office:value="40.6345" calcext:value-type="float">
            <text:p>40.63</text:p>
          </table:table-cell>
          <table:table-cell/>
          <table:table-cell office:value-type="float" office:value="50.0498" calcext:value-type="float">
            <text:p>5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72:.I81])/10" office:value-type="float" office:value="16.889266" calcext:value-type="float">
            <text:p>16.89</text:p>
          </table:table-cell>
          <table:table-cell/>
          <table:table-cell table:formula="of:=SUM([.K72:.K81])/10" office:value-type="float" office:value="41.9112" calcext:value-type="float">
            <text:p>41.91</text:p>
          </table:table-cell>
          <table:table-cell/>
          <table:table-cell table:formula="of:=SUM([.M72:.M81])/10" office:value-type="float" office:value="58.80047" calcext:value-type="float">
            <text:p>58.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1.662" calcext:value-type="float">
            <text:p>11.66</text:p>
          </table:table-cell>
          <table:table-cell office:value-type="string" calcext:value-type="string">
            <text:p>extractMS</text:p>
          </table:table-cell>
          <table:table-cell office:value-type="float" office:value="1.1046" calcext:value-type="float">
            <text:p>1.10</text:p>
          </table:table-cell>
          <table:table-cell/>
          <table:table-cell office:value-type="float" office:value="12.7668" calcext:value-type="float">
            <text:p>1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0.412" calcext:value-type="float">
            <text:p>10.41</text:p>
          </table:table-cell>
          <table:table-cell office:value-type="string" calcext:value-type="string">
            <text:p>extractMS</text:p>
          </table:table-cell>
          <table:table-cell office:value-type="float" office:value="1.3325" calcext:value-type="float">
            <text:p>1.33</text:p>
          </table:table-cell>
          <table:table-cell/>
          <table:table-cell office:value-type="float" office:value="11.7451" calcext:value-type="float">
            <text:p>1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0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0.133" calcext:value-type="float">
            <text:p>10.13</text:p>
          </table:table-cell>
          <table:table-cell office:value-type="string" calcext:value-type="string">
            <text:p>extractMS</text:p>
          </table:table-cell>
          <table:table-cell office:value-type="float" office:value="1.4111" calcext:value-type="float">
            <text:p>1.41</text:p>
          </table:table-cell>
          <table:table-cell/>
          <table:table-cell office:value-type="float" office:value="11.5448" calcext:value-type="float">
            <text:p>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9.368" calcext:value-type="float">
            <text:p>29.37</text:p>
          </table:table-cell>
          <table:table-cell office:value-type="string" calcext:value-type="string">
            <text:p>extractMS</text:p>
          </table:table-cell>
          <table:table-cell office:value-type="float" office:value="1.3547" calcext:value-type="float">
            <text:p>1.35</text:p>
          </table:table-cell>
          <table:table-cell/>
          <table:table-cell office:value-type="float" office:value="30.7232" calcext:value-type="float">
            <text:p>30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extractMS</text:p>
          </table:table-cell>
          <table:table-cell office:value-type="float" office:value="1.3378" calcext:value-type="float">
            <text:p>1.34</text:p>
          </table:table-cell>
          <table:table-cell/>
          <table:table-cell office:value-type="float" office:value="10.8487" calcext:value-type="float">
            <text:p>1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7.97" calcext:value-type="float">
            <text:p>27.97</text:p>
          </table:table-cell>
          <table:table-cell office:value-type="string" calcext:value-type="string">
            <text:p>extractMS</text:p>
          </table:table-cell>
          <table:table-cell office:value-type="float" office:value="1.376" calcext:value-type="float">
            <text:p>1.38</text:p>
          </table:table-cell>
          <table:table-cell/>
          <table:table-cell office:value-type="float" office:value="28.973" calcext:value-type="float">
            <text:p>2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4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8.235" calcext:value-type="float">
            <text:p>28.24</text:p>
          </table:table-cell>
          <table:table-cell office:value-type="string" calcext:value-type="string">
            <text:p>extractMS</text:p>
          </table:table-cell>
          <table:table-cell office:value-type="float" office:value="1.352" calcext:value-type="float">
            <text:p>1.35</text:p>
          </table:table-cell>
          <table:table-cell/>
          <table:table-cell office:value-type="float" office:value="29.5881" calcext:value-type="float">
            <text:p>2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5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9.429" calcext:value-type="float">
            <text:p>29.43</text:p>
          </table:table-cell>
          <table:table-cell office:value-type="string" calcext:value-type="string">
            <text:p>extractMS</text:p>
          </table:table-cell>
          <table:table-cell office:value-type="float" office:value="1.369" calcext:value-type="float">
            <text:p>1.37</text:p>
          </table:table-cell>
          <table:table-cell/>
          <table:table-cell office:value-type="float" office:value="30.799" calcext:value-type="float">
            <text:p>30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6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6.267" calcext:value-type="float">
            <text:p>26.27</text:p>
          </table:table-cell>
          <table:table-cell office:value-type="string" calcext:value-type="string">
            <text:p>extractMS</text:p>
          </table:table-cell>
          <table:table-cell office:value-type="float" office:value="1.338" calcext:value-type="float">
            <text:p>1.34</text:p>
          </table:table-cell>
          <table:table-cell/>
          <table:table-cell office:value-type="float" office:value="27.6053" calcext:value-type="float">
            <text:p>27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7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7.404" calcext:value-type="float">
            <text:p>27.40</text:p>
          </table:table-cell>
          <table:table-cell office:value-type="string" calcext:value-type="string">
            <text:p>extractMS</text:p>
          </table:table-cell>
          <table:table-cell office:value-type="float" office:value="1.323" calcext:value-type="float">
            <text:p>1.32</text:p>
          </table:table-cell>
          <table:table-cell/>
          <table:table-cell office:value-type="float" office:value="28.7287" calcext:value-type="float">
            <text:p>28.7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84:.I93])/10" office:value-type="float" office:value="21.039" calcext:value-type="float">
            <text:p>21.04</text:p>
          </table:table-cell>
          <table:table-cell/>
          <table:table-cell table:formula="of:=SUM([.K84:.K93])/10" office:value-type="float" office:value="1.32987" calcext:value-type="float">
            <text:p>1.33</text:p>
          </table:table-cell>
          <table:table-cell/>
          <table:table-cell table:formula="of:=SUM([.M84:.M93])/10" office:value-type="float" office:value="22.33227" calcext:value-type="float">
            <text:p>22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3667" calcext:value-type="float">
            <text:p>14.37</text:p>
          </table:table-cell>
          <table:table-cell office:value-type="string" calcext:value-type="string">
            <text:p>extractMS</text:p>
          </table:table-cell>
          <table:table-cell office:value-type="float" office:value="11.9422" calcext:value-type="float">
            <text:p>11.94</text:p>
          </table:table-cell>
          <table:table-cell/>
          <table:table-cell office:value-type="float" office:value="26.309" calcext:value-type="float">
            <text:p>26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0.563" calcext:value-type="float">
            <text:p>10.56</text:p>
          </table:table-cell>
          <table:table-cell office:value-type="string" calcext:value-type="string">
            <text:p>extractMS</text:p>
          </table:table-cell>
          <table:table-cell office:value-type="float" office:value="9.35812" calcext:value-type="float">
            <text:p>9.36</text:p>
          </table:table-cell>
          <table:table-cell/>
          <table:table-cell office:value-type="float" office:value="19.9211" calcext:value-type="float">
            <text:p>19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0.6884" calcext:value-type="float">
            <text:p>10.69</text:p>
          </table:table-cell>
          <table:table-cell office:value-type="string" calcext:value-type="string">
            <text:p>extractMS</text:p>
          </table:table-cell>
          <table:table-cell office:value-type="float" office:value="9.4875" calcext:value-type="float">
            <text:p>9.49</text:p>
          </table:table-cell>
          <table:table-cell/>
          <table:table-cell office:value-type="float" office:value="20.1759" calcext:value-type="float">
            <text:p>20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02774" calcext:value-type="float">
            <text:p>9.03</text:p>
          </table:table-cell>
          <table:table-cell office:value-type="string" calcext:value-type="string">
            <text:p>extractMS</text:p>
          </table:table-cell>
          <table:table-cell office:value-type="float" office:value="10.2838" calcext:value-type="float">
            <text:p>10.28</text:p>
          </table:table-cell>
          <table:table-cell/>
          <table:table-cell office:value-type="float" office:value="19.3116" calcext:value-type="float">
            <text:p>1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8.3223" calcext:value-type="float">
            <text:p>28.32</text:p>
          </table:table-cell>
          <table:table-cell office:value-type="string" calcext:value-type="string">
            <text:p>extractMS</text:p>
          </table:table-cell>
          <table:table-cell office:value-type="float" office:value="11.2115" calcext:value-type="float">
            <text:p>11.21</text:p>
          </table:table-cell>
          <table:table-cell/>
          <table:table-cell office:value-type="float" office:value="39.5338" calcext:value-type="float">
            <text:p>3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4.8024" calcext:value-type="float">
            <text:p>14.80</text:p>
          </table:table-cell>
          <table:table-cell office:value-type="string" calcext:value-type="string">
            <text:p>extractMS</text:p>
          </table:table-cell>
          <table:table-cell office:value-type="float" office:value="9.84718" calcext:value-type="float">
            <text:p>9.85</text:p>
          </table:table-cell>
          <table:table-cell/>
          <table:table-cell office:value-type="float" office:value="24.6496" calcext:value-type="float">
            <text:p>2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3.9361" calcext:value-type="float">
            <text:p>23.94</text:p>
          </table:table-cell>
          <table:table-cell office:value-type="string" calcext:value-type="string">
            <text:p>extractMS</text:p>
          </table:table-cell>
          <table:table-cell office:value-type="float" office:value="11.2589" calcext:value-type="float">
            <text:p>11.26</text:p>
          </table:table-cell>
          <table:table-cell/>
          <table:table-cell office:value-type="float" office:value="35.195" calcext:value-type="float">
            <text:p>35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5.8484" calcext:value-type="float">
            <text:p>25.85</text:p>
          </table:table-cell>
          <table:table-cell office:value-type="string" calcext:value-type="string">
            <text:p>extractMS</text:p>
          </table:table-cell>
          <table:table-cell office:value-type="float" office:value="10.9401" calcext:value-type="float">
            <text:p>10.94</text:p>
          </table:table-cell>
          <table:table-cell/>
          <table:table-cell office:value-type="float" office:value="36.7885" calcext:value-type="float">
            <text:p>36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5.0174" calcext:value-type="float">
            <text:p>25.02</text:p>
          </table:table-cell>
          <table:table-cell office:value-type="string" calcext:value-type="string">
            <text:p>extractMS</text:p>
          </table:table-cell>
          <table:table-cell office:value-type="float" office:value="12.7387" calcext:value-type="float">
            <text:p>12.74</text:p>
          </table:table-cell>
          <table:table-cell/>
          <table:table-cell office:value-type="float" office:value="37.7561" calcext:value-type="float">
            <text:p>3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extractMS</text:p>
          </table:table-cell>
          <table:table-cell office:value-type="float" office:value="10.7056" calcext:value-type="float">
            <text:p>10.71</text:p>
          </table:table-cell>
          <table:table-cell/>
          <table:table-cell office:value-type="float" office:value="37.1356" calcext:value-type="float">
            <text:p>37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96:.I105])/10" office:value-type="float" office:value="18.900244" calcext:value-type="float">
            <text:p>18.90</text:p>
          </table:table-cell>
          <table:table-cell/>
          <table:table-cell table:formula="of:=SUM([.K96:.K105])/10" office:value-type="float" office:value="10.77736" calcext:value-type="float">
            <text:p>10.78</text:p>
          </table:table-cell>
          <table:table-cell/>
          <table:table-cell table:formula="of:=SUM([.M96:.M105])/10" office:value-type="float" office:value="29.67762" calcext:value-type="float">
            <text:p>2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8692" calcext:value-type="float">
            <text:p>15.87</text:p>
          </table:table-cell>
          <table:table-cell office:value-type="string" calcext:value-type="string">
            <text:p>extractMS</text:p>
          </table:table-cell>
          <table:table-cell office:value-type="float" office:value="0.708213" calcext:value-type="float">
            <text:p>0.71</text:p>
          </table:table-cell>
          <table:table-cell/>
          <table:table-cell office:value-type="float" office:value="16.5774" calcext:value-type="float">
            <text:p>16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7769" calcext:value-type="float">
            <text:p>12.78</text:p>
          </table:table-cell>
          <table:table-cell office:value-type="string" calcext:value-type="string">
            <text:p>extractMS</text:p>
          </table:table-cell>
          <table:table-cell office:value-type="float" office:value="0.808157" calcext:value-type="float">
            <text:p>0.81</text:p>
          </table:table-cell>
          <table:table-cell/>
          <table:table-cell office:value-type="float" office:value="13.5851" calcext:value-type="float">
            <text:p>13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3.9882" calcext:value-type="float">
            <text:p>13.99</text:p>
          </table:table-cell>
          <table:table-cell office:value-type="string" calcext:value-type="string">
            <text:p>extractMS</text:p>
          </table:table-cell>
          <table:table-cell office:value-type="float" office:value="0.814929" calcext:value-type="float">
            <text:p>0.81</text:p>
          </table:table-cell>
          <table:table-cell/>
          <table:table-cell office:value-type="float" office:value="14.8031" calcext:value-type="float">
            <text:p>14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2.3623" calcext:value-type="float">
            <text:p>32.36</text:p>
          </table:table-cell>
          <table:table-cell office:value-type="string" calcext:value-type="string">
            <text:p>extractMS</text:p>
          </table:table-cell>
          <table:table-cell office:value-type="float" office:value="0.943561" calcext:value-type="float">
            <text:p>0.94</text:p>
          </table:table-cell>
          <table:table-cell/>
          <table:table-cell office:value-type="float" office:value="33.3059" calcext:value-type="float">
            <text:p>33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4.741" calcext:value-type="float">
            <text:p>14.74</text:p>
          </table:table-cell>
          <table:table-cell office:value-type="string" calcext:value-type="string">
            <text:p>extractMS</text:p>
          </table:table-cell>
          <table:table-cell office:value-type="float" office:value="0.88102" calcext:value-type="float">
            <text:p>0.88</text:p>
          </table:table-cell>
          <table:table-cell/>
          <table:table-cell office:value-type="float" office:value="15.6221" calcext:value-type="float">
            <text:p>1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6.454" calcext:value-type="float">
            <text:p>116.45</text:p>
          </table:table-cell>
          <table:table-cell office:value-type="string" calcext:value-type="string">
            <text:p>extractMS</text:p>
          </table:table-cell>
          <table:table-cell office:value-type="float" office:value="1.44994" calcext:value-type="float">
            <text:p>1.45</text:p>
          </table:table-cell>
          <table:table-cell/>
          <table:table-cell office:value-type="float" office:value="117.904" calcext:value-type="float">
            <text:p>117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0.1068" calcext:value-type="float">
            <text:p>30.11</text:p>
          </table:table-cell>
          <table:table-cell office:value-type="string" calcext:value-type="string">
            <text:p>extractMS</text:p>
          </table:table-cell>
          <table:table-cell office:value-type="float" office:value="1.02518" calcext:value-type="float">
            <text:p>1.03</text:p>
          </table:table-cell>
          <table:table-cell/>
          <table:table-cell office:value-type="float" office:value="31.132" calcext:value-type="float">
            <text:p>31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6.3291" calcext:value-type="float">
            <text:p>36.33</text:p>
          </table:table-cell>
          <table:table-cell office:value-type="string" calcext:value-type="string">
            <text:p>extractMS</text:p>
          </table:table-cell>
          <table:table-cell office:value-type="float" office:value="0.974945" calcext:value-type="float">
            <text:p>0.97</text:p>
          </table:table-cell>
          <table:table-cell/>
          <table:table-cell office:value-type="float" office:value="37.304" calcext:value-type="float">
            <text:p>37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6.3533" calcext:value-type="float">
            <text:p>16.35</text:p>
          </table:table-cell>
          <table:table-cell office:value-type="string" calcext:value-type="string">
            <text:p>extractMS</text:p>
          </table:table-cell>
          <table:table-cell office:value-type="float" office:value="0.87025" calcext:value-type="float">
            <text:p>0.87</text:p>
          </table:table-cell>
          <table:table-cell/>
          <table:table-cell office:value-type="float" office:value="17.2235" calcext:value-type="float">
            <text:p>1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8.0829" calcext:value-type="float">
            <text:p>58.08</text:p>
          </table:table-cell>
          <table:table-cell office:value-type="string" calcext:value-type="string">
            <text:p>extractMS</text:p>
          </table:table-cell>
          <table:table-cell office:value-type="float" office:value="1.121" calcext:value-type="float">
            <text:p>1.12</text:p>
          </table:table-cell>
          <table:table-cell/>
          <table:table-cell office:value-type="float" office:value="59.2039" calcext:value-type="float">
            <text:p>59.2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108:.I117])/10" office:value-type="float" office:value="34.70637" calcext:value-type="float">
            <text:p>34.71</text:p>
          </table:table-cell>
          <table:table-cell/>
          <table:table-cell table:formula="of:=SUM([.K108:.K117])/10" office:value-type="float" office:value="0.9597195" calcext:value-type="float">
            <text:p>0.96</text:p>
          </table:table-cell>
          <table:table-cell/>
          <table:table-cell table:formula="of:=SUM([.M108:.M117])/10" office:value-type="float" office:value="35.6661" calcext:value-type="float">
            <text:p>35.6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6.4121" calcext:value-type="float">
            <text:p>16.41</text:p>
          </table:table-cell>
          <table:table-cell office:value-type="string" calcext:value-type="string">
            <text:p>extractMS</text:p>
          </table:table-cell>
          <table:table-cell office:value-type="float" office:value="0.828839" calcext:value-type="float">
            <text:p>0.83</text:p>
          </table:table-cell>
          <table:table-cell/>
          <table:table-cell office:value-type="float" office:value="17.2409" calcext:value-type="float">
            <text:p>1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9982" calcext:value-type="float">
            <text:p>14.00</text:p>
          </table:table-cell>
          <table:table-cell office:value-type="string" calcext:value-type="string">
            <text:p>extractMS</text:p>
          </table:table-cell>
          <table:table-cell office:value-type="float" office:value="0.788196" calcext:value-type="float">
            <text:p>0.79</text:p>
          </table:table-cell>
          <table:table-cell/>
          <table:table-cell office:value-type="float" office:value="14.7864" calcext:value-type="float">
            <text:p>14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4.2231" calcext:value-type="float">
            <text:p>14.22</text:p>
          </table:table-cell>
          <table:table-cell office:value-type="string" calcext:value-type="string">
            <text:p>extractMS</text:p>
          </table:table-cell>
          <table:table-cell office:value-type="float" office:value="0.74174" calcext:value-type="float">
            <text:p>0.74</text:p>
          </table:table-cell>
          <table:table-cell/>
          <table:table-cell office:value-type="float" office:value="14.9648" calcext:value-type="float">
            <text:p>14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13.6325" calcext:value-type="float">
            <text:p>13.63</text:p>
          </table:table-cell>
          <table:table-cell office:value-type="string" calcext:value-type="string">
            <text:p>extractMS</text:p>
          </table:table-cell>
          <table:table-cell office:value-type="float" office:value="0.71069" calcext:value-type="float">
            <text:p>0.71</text:p>
          </table:table-cell>
          <table:table-cell/>
          <table:table-cell office:value-type="float" office:value="14.3432" calcext:value-type="float">
            <text:p>1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3.5782" calcext:value-type="float">
            <text:p>33.58</text:p>
          </table:table-cell>
          <table:table-cell office:value-type="string" calcext:value-type="string">
            <text:p>extractMS</text:p>
          </table:table-cell>
          <table:table-cell office:value-type="float" office:value="0.87932" calcext:value-type="float">
            <text:p>0.88</text:p>
          </table:table-cell>
          <table:table-cell/>
          <table:table-cell office:value-type="float" office:value="34.4576" calcext:value-type="float">
            <text:p>34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8.553" calcext:value-type="float">
            <text:p>118.55</text:p>
          </table:table-cell>
          <table:table-cell office:value-type="string" calcext:value-type="string">
            <text:p>extractMS</text:p>
          </table:table-cell>
          <table:table-cell office:value-type="float" office:value="1.0196" calcext:value-type="float">
            <text:p>1.02</text:p>
          </table:table-cell>
          <table:table-cell/>
          <table:table-cell office:value-type="float" office:value="119.573" calcext:value-type="float">
            <text:p>11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7.0402" calcext:value-type="float">
            <text:p>27.04</text:p>
          </table:table-cell>
          <table:table-cell office:value-type="string" calcext:value-type="string">
            <text:p>extractMS</text:p>
          </table:table-cell>
          <table:table-cell office:value-type="float" office:value="0.925739" calcext:value-type="float">
            <text:p>0.93</text:p>
          </table:table-cell>
          <table:table-cell/>
          <table:table-cell office:value-type="float" office:value="27.9659" calcext:value-type="float">
            <text:p>2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7.1708" calcext:value-type="float">
            <text:p>37.17</text:p>
          </table:table-cell>
          <table:table-cell office:value-type="string" calcext:value-type="string">
            <text:p>extractMS</text:p>
          </table:table-cell>
          <table:table-cell office:value-type="float" office:value="0.822018" calcext:value-type="float">
            <text:p>0.82</text:p>
          </table:table-cell>
          <table:table-cell/>
          <table:table-cell office:value-type="float" office:value="37.9929" calcext:value-type="float">
            <text:p>3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2.2287" calcext:value-type="float">
            <text:p>32.23</text:p>
          </table:table-cell>
          <table:table-cell office:value-type="string" calcext:value-type="string">
            <text:p>extractMS</text:p>
          </table:table-cell>
          <table:table-cell office:value-type="float" office:value="0.77498" calcext:value-type="float">
            <text:p>0.77</text:p>
          </table:table-cell>
          <table:table-cell/>
          <table:table-cell office:value-type="float" office:value="33.0037" calcext:value-type="float">
            <text:p>33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7.7109" calcext:value-type="float">
            <text:p>57.71</text:p>
          </table:table-cell>
          <table:table-cell office:value-type="string" calcext:value-type="string">
            <text:p>extractMS</text:p>
          </table:table-cell>
          <table:table-cell office:value-type="float" office:value="0.845746" calcext:value-type="float">
            <text:p>0.85</text:p>
          </table:table-cell>
          <table:table-cell/>
          <table:table-cell office:value-type="float" office:value="58.5566" calcext:value-type="float">
            <text:p>58.5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120:.I129])/10" office:value-type="float" office:value="36.45477" calcext:value-type="float">
            <text:p>36.45</text:p>
          </table:table-cell>
          <table:table-cell/>
          <table:table-cell table:formula="of:=SUM([.K120:.K129])/10" office:value-type="float" office:value="0.8336868" calcext:value-type="float">
            <text:p>0.83</text:p>
          </table:table-cell>
          <table:table-cell/>
          <table:table-cell table:formula="of:=SUM([.M120:.M129])/10" office:value-type="float" office:value="37.2885" calcext:value-type="float">
            <text:p>37.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6524" calcext:value-type="float">
            <text:p>15.65</text:p>
          </table:table-cell>
          <table:table-cell office:value-type="string" calcext:value-type="string">
            <text:p>extractMS</text:p>
          </table:table-cell>
          <table:table-cell office:value-type="float" office:value="42.9803" calcext:value-type="float">
            <text:p>42.98</text:p>
          </table:table-cell>
          <table:table-cell/>
          <table:table-cell office:value-type="float" office:value="58.6327" calcext:value-type="float">
            <text:p>5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4.1802" calcext:value-type="float">
            <text:p>14.18</text:p>
          </table:table-cell>
          <table:table-cell office:value-type="string" calcext:value-type="string">
            <text:p>extractMS</text:p>
          </table:table-cell>
          <table:table-cell office:value-type="float" office:value="39.9493" calcext:value-type="float">
            <text:p>39.95</text:p>
          </table:table-cell>
          <table:table-cell/>
          <table:table-cell office:value-type="float" office:value="54.1295" calcext:value-type="float">
            <text:p>5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2.3603" calcext:value-type="float">
            <text:p>12.36</text:p>
          </table:table-cell>
          <table:table-cell office:value-type="string" calcext:value-type="string">
            <text:p>extractMS</text:p>
          </table:table-cell>
          <table:table-cell office:value-type="float" office:value="40.6708" calcext:value-type="float">
            <text:p>40.67</text:p>
          </table:table-cell>
          <table:table-cell/>
          <table:table-cell office:value-type="float" office:value="53.0311" calcext:value-type="float">
            <text:p>5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7.8829" calcext:value-type="float">
            <text:p>27.88</text:p>
          </table:table-cell>
          <table:table-cell office:value-type="string" calcext:value-type="string">
            <text:p>extractMS</text:p>
          </table:table-cell>
          <table:table-cell office:value-type="float" office:value="42.4828" calcext:value-type="float">
            <text:p>42.48</text:p>
          </table:table-cell>
          <table:table-cell/>
          <table:table-cell office:value-type="float" office:value="70.3657" calcext:value-type="float">
            <text:p>7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2.8884" calcext:value-type="float">
            <text:p>12.89</text:p>
          </table:table-cell>
          <table:table-cell office:value-type="string" calcext:value-type="string">
            <text:p>extractMS</text:p>
          </table:table-cell>
          <table:table-cell office:value-type="float" office:value="41.3596" calcext:value-type="float">
            <text:p>41.36</text:p>
          </table:table-cell>
          <table:table-cell/>
          <table:table-cell office:value-type="float" office:value="54.248" calcext:value-type="float">
            <text:p>5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6.417" calcext:value-type="float">
            <text:p>116.42</text:p>
          </table:table-cell>
          <table:table-cell office:value-type="string" calcext:value-type="string">
            <text:p>extractMS</text:p>
          </table:table-cell>
          <table:table-cell office:value-type="float" office:value="42.3173" calcext:value-type="float">
            <text:p>42.32</text:p>
          </table:table-cell>
          <table:table-cell/>
          <table:table-cell office:value-type="float" office:value="158.734" calcext:value-type="float">
            <text:p>15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.6396" calcext:value-type="float">
            <text:p>10.64</text:p>
          </table:table-cell>
          <table:table-cell office:value-type="string" calcext:value-type="string">
            <text:p>extractMS</text:p>
          </table:table-cell>
          <table:table-cell office:value-type="float" office:value="40.3213" calcext:value-type="float">
            <text:p>40.32</text:p>
          </table:table-cell>
          <table:table-cell/>
          <table:table-cell office:value-type="float" office:value="50.961" calcext:value-type="float">
            <text:p>5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1.2768" calcext:value-type="float">
            <text:p>21.28</text:p>
          </table:table-cell>
          <table:table-cell office:value-type="string" calcext:value-type="string">
            <text:p>extractMS</text:p>
          </table:table-cell>
          <table:table-cell office:value-type="float" office:value="40.9873" calcext:value-type="float">
            <text:p>40.99</text:p>
          </table:table-cell>
          <table:table-cell/>
          <table:table-cell office:value-type="float" office:value="62.2642" calcext:value-type="float">
            <text:p>6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8.231" calcext:value-type="float">
            <text:p>28.23</text:p>
          </table:table-cell>
          <table:table-cell office:value-type="string" calcext:value-type="string">
            <text:p>extractMS</text:p>
          </table:table-cell>
          <table:table-cell office:value-type="float" office:value="41.3717" calcext:value-type="float">
            <text:p>41.37</text:p>
          </table:table-cell>
          <table:table-cell/>
          <table:table-cell office:value-type="float" office:value="69.6027" calcext:value-type="float">
            <text:p>69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3.8914" calcext:value-type="float">
            <text:p>53.89</text:p>
          </table:table-cell>
          <table:table-cell office:value-type="string" calcext:value-type="string">
            <text:p>extractMS</text:p>
          </table:table-cell>
          <table:table-cell office:value-type="float" office:value="41.138" calcext:value-type="float">
            <text:p>41.14</text:p>
          </table:table-cell>
          <table:table-cell/>
          <table:table-cell office:value-type="float" office:value="95.0293" calcext:value-type="float">
            <text:p>95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132:.I141])/10" office:value-type="float" office:value="31.342" calcext:value-type="float">
            <text:p>31.34</text:p>
          </table:table-cell>
          <table:table-cell/>
          <table:table-cell table:formula="of:=SUM([.K132:.K141])/10" office:value-type="float" office:value="41.35784" calcext:value-type="float">
            <text:p>41.36</text:p>
          </table:table-cell>
          <table:table-cell/>
          <table:table-cell table:formula="of:=SUM([.M132:.M141])/10" office:value-type="float" office:value="72.69982" calcext:value-type="float">
            <text:p>72.7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9624" calcext:value-type="float">
            <text:p>15.96</text:p>
          </table:table-cell>
          <table:table-cell office:value-type="string" calcext:value-type="string">
            <text:p>extractMS</text:p>
          </table:table-cell>
          <table:table-cell office:value-type="float" office:value="1.03643" calcext:value-type="float">
            <text:p>1.04</text:p>
          </table:table-cell>
          <table:table-cell/>
          <table:table-cell office:value-type="float" office:value="16.9989" calcext:value-type="float">
            <text:p>17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3665" calcext:value-type="float">
            <text:p>13.37</text:p>
          </table:table-cell>
          <table:table-cell office:value-type="string" calcext:value-type="string">
            <text:p>extractMS</text:p>
          </table:table-cell>
          <table:table-cell office:value-type="float" office:value="0.971255" calcext:value-type="float">
            <text:p>0.97</text:p>
          </table:table-cell>
          <table:table-cell/>
          <table:table-cell office:value-type="float" office:value="14.3378" calcext:value-type="float">
            <text:p>1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4.3363" calcext:value-type="float">
            <text:p>14.34</text:p>
          </table:table-cell>
          <table:table-cell office:value-type="string" calcext:value-type="string">
            <text:p>extractMS</text:p>
          </table:table-cell>
          <table:table-cell office:value-type="float" office:value="1.17586" calcext:value-type="float">
            <text:p>1.18</text:p>
          </table:table-cell>
          <table:table-cell/>
          <table:table-cell office:value-type="float" office:value="15.5122" calcext:value-type="float">
            <text:p>15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13.866" calcext:value-type="float">
            <text:p>13.87</text:p>
          </table:table-cell>
          <table:table-cell office:value-type="string" calcext:value-type="string">
            <text:p>extractMS</text:p>
          </table:table-cell>
          <table:table-cell office:value-type="float" office:value="1.11696" calcext:value-type="float">
            <text:p>1.12</text:p>
          </table:table-cell>
          <table:table-cell/>
          <table:table-cell office:value-type="float" office:value="14.983" calcext:value-type="float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5.6561" calcext:value-type="float">
            <text:p>15.66</text:p>
          </table:table-cell>
          <table:table-cell office:value-type="string" calcext:value-type="string">
            <text:p>extractMS</text:p>
          </table:table-cell>
          <table:table-cell office:value-type="float" office:value="1.35182" calcext:value-type="float">
            <text:p>1.35</text:p>
          </table:table-cell>
          <table:table-cell/>
          <table:table-cell office:value-type="float" office:value="17.008" calcext:value-type="float">
            <text:p>17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01.946" calcext:value-type="float">
            <text:p>101.95</text:p>
          </table:table-cell>
          <table:table-cell office:value-type="string" calcext:value-type="string">
            <text:p>extractMS</text:p>
          </table:table-cell>
          <table:table-cell office:value-type="float" office:value="3.37368" calcext:value-type="float">
            <text:p>3.37</text:p>
          </table:table-cell>
          <table:table-cell/>
          <table:table-cell office:value-type="float" office:value="105.32" calcext:value-type="float">
            <text:p>105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2.4573" calcext:value-type="float">
            <text:p>12.46</text:p>
          </table:table-cell>
          <table:table-cell office:value-type="string" calcext:value-type="string">
            <text:p>extractMS</text:p>
          </table:table-cell>
          <table:table-cell office:value-type="float" office:value="0.973571" calcext:value-type="float">
            <text:p>0.97</text:p>
          </table:table-cell>
          <table:table-cell/>
          <table:table-cell office:value-type="float" office:value="13.4308" calcext:value-type="float">
            <text:p>1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0.8263" calcext:value-type="float">
            <text:p>20.83</text:p>
          </table:table-cell>
          <table:table-cell office:value-type="string" calcext:value-type="string">
            <text:p>extractMS</text:p>
          </table:table-cell>
          <table:table-cell office:value-type="float" office:value="1.80761" calcext:value-type="float">
            <text:p>1.81</text:p>
          </table:table-cell>
          <table:table-cell/>
          <table:table-cell office:value-type="float" office:value="22.6339" calcext:value-type="float">
            <text:p>22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6.1257" calcext:value-type="float">
            <text:p>16.13</text:p>
          </table:table-cell>
          <table:table-cell office:value-type="string" calcext:value-type="string">
            <text:p>extractMS</text:p>
          </table:table-cell>
          <table:table-cell office:value-type="float" office:value="1.43291" calcext:value-type="float">
            <text:p>1.43</text:p>
          </table:table-cell>
          <table:table-cell/>
          <table:table-cell office:value-type="float" office:value="17.5586" calcext:value-type="float">
            <text:p>17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40.8738" calcext:value-type="float">
            <text:p>40.87</text:p>
          </table:table-cell>
          <table:table-cell office:value-type="string" calcext:value-type="string">
            <text:p>extractMS</text:p>
          </table:table-cell>
          <table:table-cell office:value-type="float" office:value="2.30192" calcext:value-type="float">
            <text:p>2.30</text:p>
          </table:table-cell>
          <table:table-cell/>
          <table:table-cell office:value-type="float" office:value="43.1757" calcext:value-type="float">
            <text:p>43.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144:.I153])/10" office:value-type="float" office:value="26.54164" calcext:value-type="float">
            <text:p>26.54</text:p>
          </table:table-cell>
          <table:table-cell/>
          <table:table-cell table:formula="of:=SUM([.K144:.K153])/10" office:value-type="float" office:value="1.5542016" calcext:value-type="float">
            <text:p>1.55</text:p>
          </table:table-cell>
          <table:table-cell/>
          <table:table-cell table:formula="of:=SUM([.M144:.M153])/10" office:value-type="float" office:value="28.09589" calcext:value-type="float">
            <text:p>28.1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9562" calcext:value-type="float">
            <text:p>15.96</text:p>
          </table:table-cell>
          <table:table-cell office:value-type="string" calcext:value-type="string">
            <text:p>extractMS</text:p>
          </table:table-cell>
          <table:table-cell office:value-type="float" office:value="11.9211" calcext:value-type="float">
            <text:p>11.92</text:p>
          </table:table-cell>
          <table:table-cell/>
          <table:table-cell office:value-type="float" office:value="27.8772" calcext:value-type="float">
            <text:p>27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0865" calcext:value-type="float">
            <text:p>13.09</text:p>
          </table:table-cell>
          <table:table-cell office:value-type="string" calcext:value-type="string">
            <text:p>extractMS</text:p>
          </table:table-cell>
          <table:table-cell office:value-type="float" office:value="8.48217" calcext:value-type="float">
            <text:p>8.48</text:p>
          </table:table-cell>
          <table:table-cell/>
          <table:table-cell office:value-type="float" office:value="21.5687" calcext:value-type="float">
            <text:p>2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7485" calcext:value-type="float">
            <text:p>11.75</text:p>
          </table:table-cell>
          <table:table-cell office:value-type="string" calcext:value-type="string">
            <text:p>extractMS</text:p>
          </table:table-cell>
          <table:table-cell office:value-type="float" office:value="9.89845" calcext:value-type="float">
            <text:p>9.90</text:p>
          </table:table-cell>
          <table:table-cell/>
          <table:table-cell office:value-type="float" office:value="21.647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0.723" calcext:value-type="float">
            <text:p>30.72</text:p>
          </table:table-cell>
          <table:table-cell office:value-type="string" calcext:value-type="string">
            <text:p>extractMS</text:p>
          </table:table-cell>
          <table:table-cell office:value-type="float" office:value="13.7113" calcext:value-type="float">
            <text:p>13.71</text:p>
          </table:table-cell>
          <table:table-cell/>
          <table:table-cell office:value-type="float" office:value="44.4343" calcext:value-type="float">
            <text:p>44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5.2872" calcext:value-type="float">
            <text:p>15.29</text:p>
          </table:table-cell>
          <table:table-cell office:value-type="string" calcext:value-type="string">
            <text:p>extractMS</text:p>
          </table:table-cell>
          <table:table-cell office:value-type="float" office:value="14.1557" calcext:value-type="float">
            <text:p>14.16</text:p>
          </table:table-cell>
          <table:table-cell/>
          <table:table-cell office:value-type="float" office:value="29.4428" calcext:value-type="float">
            <text:p>29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5.49" calcext:value-type="float">
            <text:p>115.49</text:p>
          </table:table-cell>
          <table:table-cell office:value-type="string" calcext:value-type="string">
            <text:p>extractMS</text:p>
          </table:table-cell>
          <table:table-cell office:value-type="float" office:value="16.5888" calcext:value-type="float">
            <text:p>16.59</text:p>
          </table:table-cell>
          <table:table-cell/>
          <table:table-cell office:value-type="float" office:value="132.079" calcext:value-type="float">
            <text:p>13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7.2231" calcext:value-type="float">
            <text:p>27.22</text:p>
          </table:table-cell>
          <table:table-cell office:value-type="string" calcext:value-type="string">
            <text:p>extractMS</text:p>
          </table:table-cell>
          <table:table-cell office:value-type="float" office:value="13.6196" calcext:value-type="float">
            <text:p>13.62</text:p>
          </table:table-cell>
          <table:table-cell/>
          <table:table-cell office:value-type="float" office:value="40.8427" calcext:value-type="float">
            <text:p>4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3.5486" calcext:value-type="float">
            <text:p>23.55</text:p>
          </table:table-cell>
          <table:table-cell office:value-type="string" calcext:value-type="string">
            <text:p>extractMS</text:p>
          </table:table-cell>
          <table:table-cell office:value-type="float" office:value="14.6381" calcext:value-type="float">
            <text:p>14.64</text:p>
          </table:table-cell>
          <table:table-cell/>
          <table:table-cell office:value-type="float" office:value="38.1868" calcext:value-type="float">
            <text:p>3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5805" calcext:value-type="float">
            <text:p>34.58</text:p>
          </table:table-cell>
          <table:table-cell office:value-type="string" calcext:value-type="string">
            <text:p>extractMS</text:p>
          </table:table-cell>
          <table:table-cell office:value-type="float" office:value="12.9606" calcext:value-type="float">
            <text:p>12.96</text:p>
          </table:table-cell>
          <table:table-cell/>
          <table:table-cell office:value-type="float" office:value="47.541" calcext:value-type="float">
            <text:p>4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40.5151" calcext:value-type="float">
            <text:p>40.52</text:p>
          </table:table-cell>
          <table:table-cell office:value-type="string" calcext:value-type="string">
            <text:p>extractMS</text:p>
          </table:table-cell>
          <table:table-cell office:value-type="float" office:value="14.1072" calcext:value-type="float">
            <text:p>14.11</text:p>
          </table:table-cell>
          <table:table-cell/>
          <table:table-cell office:value-type="float" office:value="54.6223" calcext:value-type="float">
            <text:p>54.6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156:.I165])/10" office:value-type="float" office:value="32.81587" calcext:value-type="float">
            <text:p>32.82</text:p>
          </table:table-cell>
          <table:table-cell/>
          <table:table-cell table:formula="of:=SUM([.K156:.K165])/10" office:value-type="float" office:value="13.008302" calcext:value-type="float">
            <text:p>13.01</text:p>
          </table:table-cell>
          <table:table-cell/>
          <table:table-cell table:formula="of:=SUM([.M156:.M165])/10" office:value-type="float" office:value="45.82418" calcext:value-type="float">
            <text:p>45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4302" calcext:value-type="float">
            <text:p>36.43</text:p>
          </table:table-cell>
          <table:table-cell office:value-type="string" calcext:value-type="string">
            <text:p>extractMS</text:p>
          </table:table-cell>
          <table:table-cell office:value-type="float" office:value="1.0958" calcext:value-type="float">
            <text:p>1.10</text:p>
          </table:table-cell>
          <table:table-cell/>
          <table:table-cell office:value-type="float" office:value="37.526" calcext:value-type="float">
            <text:p>3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3287" calcext:value-type="float">
            <text:p>35.33</text:p>
          </table:table-cell>
          <table:table-cell office:value-type="string" calcext:value-type="string">
            <text:p>extractMS</text:p>
          </table:table-cell>
          <table:table-cell office:value-type="float" office:value="0.929588" calcext:value-type="float">
            <text:p>0.93</text:p>
          </table:table-cell>
          <table:table-cell/>
          <table:table-cell office:value-type="float" office:value="36.2583" calcext:value-type="float">
            <text:p>36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2972" calcext:value-type="float">
            <text:p>35.30</text:p>
          </table:table-cell>
          <table:table-cell office:value-type="string" calcext:value-type="string">
            <text:p>extractMS</text:p>
          </table:table-cell>
          <table:table-cell office:value-type="float" office:value="0.857218" calcext:value-type="float">
            <text:p>0.86</text:p>
          </table:table-cell>
          <table:table-cell/>
          <table:table-cell office:value-type="float" office:value="36.1544" calcext:value-type="float">
            <text:p>3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8458" calcext:value-type="float">
            <text:p>34.85</text:p>
          </table:table-cell>
          <table:table-cell office:value-type="string" calcext:value-type="string">
            <text:p>extractMS</text:p>
          </table:table-cell>
          <table:table-cell office:value-type="float" office:value="0.906459" calcext:value-type="float">
            <text:p>0.91</text:p>
          </table:table-cell>
          <table:table-cell/>
          <table:table-cell office:value-type="float" office:value="35.7522" calcext:value-type="float">
            <text:p>35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5.6421" calcext:value-type="float">
            <text:p>35.64</text:p>
          </table:table-cell>
          <table:table-cell office:value-type="string" calcext:value-type="string">
            <text:p>extractMS</text:p>
          </table:table-cell>
          <table:table-cell office:value-type="float" office:value="0.899545" calcext:value-type="float">
            <text:p>0.90</text:p>
          </table:table-cell>
          <table:table-cell/>
          <table:table-cell office:value-type="float" office:value="36.5417" calcext:value-type="float">
            <text:p>3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8911" calcext:value-type="float">
            <text:p>34.89</text:p>
          </table:table-cell>
          <table:table-cell office:value-type="string" calcext:value-type="string">
            <text:p>extractMS</text:p>
          </table:table-cell>
          <table:table-cell office:value-type="float" office:value="0.874856" calcext:value-type="float">
            <text:p>0.87</text:p>
          </table:table-cell>
          <table:table-cell/>
          <table:table-cell office:value-type="float" office:value="35.7659" calcext:value-type="float">
            <text:p>3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291" calcext:value-type="float">
            <text:p>34.53</text:p>
          </table:table-cell>
          <table:table-cell office:value-type="string" calcext:value-type="string">
            <text:p>extractMS</text:p>
          </table:table-cell>
          <table:table-cell office:value-type="float" office:value="0.891965" calcext:value-type="float">
            <text:p>0.89</text:p>
          </table:table-cell>
          <table:table-cell/>
          <table:table-cell office:value-type="float" office:value="35.421" calcext:value-type="float">
            <text:p>35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2265" calcext:value-type="float">
            <text:p>34.23</text:p>
          </table:table-cell>
          <table:table-cell office:value-type="string" calcext:value-type="string">
            <text:p>extractMS</text:p>
          </table:table-cell>
          <table:table-cell office:value-type="float" office:value="0.847151" calcext:value-type="float">
            <text:p>0.85</text:p>
          </table:table-cell>
          <table:table-cell/>
          <table:table-cell office:value-type="float" office:value="35.0736" calcext:value-type="float">
            <text:p>3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042" calcext:value-type="float">
            <text:p>34.40</text:p>
          </table:table-cell>
          <table:table-cell office:value-type="string" calcext:value-type="string">
            <text:p>extractMS</text:p>
          </table:table-cell>
          <table:table-cell office:value-type="float" office:value="0.830035" calcext:value-type="float">
            <text:p>0.83</text:p>
          </table:table-cell>
          <table:table-cell/>
          <table:table-cell office:value-type="float" office:value="35.2343" calcext:value-type="float">
            <text:p>35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5.1537" calcext:value-type="float">
            <text:p>35.15</text:p>
          </table:table-cell>
          <table:table-cell office:value-type="string" calcext:value-type="string">
            <text:p>extractMS</text:p>
          </table:table-cell>
          <table:table-cell office:value-type="float" office:value="0.847209" calcext:value-type="float">
            <text:p>0.85</text:p>
          </table:table-cell>
          <table:table-cell/>
          <table:table-cell office:value-type="float" office:value="36.0009" calcext:value-type="float">
            <text:p>36.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168:.I177])/10" office:value-type="float" office:value="35.07486" calcext:value-type="float">
            <text:p>35.07</text:p>
          </table:table-cell>
          <table:table-cell/>
          <table:table-cell table:formula="of:=SUM([.K168:.K177])/10" office:value-type="float" office:value="0.8979826" calcext:value-type="float">
            <text:p>0.90</text:p>
          </table:table-cell>
          <table:table-cell/>
          <table:table-cell table:formula="of:=SUM([.M168:.M177])/10" office:value-type="float" office:value="35.97283" calcext:value-type="float">
            <text:p>35.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2582" calcext:value-type="float">
            <text:p>36.26</text:p>
          </table:table-cell>
          <table:table-cell office:value-type="string" calcext:value-type="string">
            <text:p>extractMS</text:p>
          </table:table-cell>
          <table:table-cell office:value-type="float" office:value="3.67457" calcext:value-type="float">
            <text:p>3.67</text:p>
          </table:table-cell>
          <table:table-cell/>
          <table:table-cell office:value-type="float" office:value="39.9327" calcext:value-type="float">
            <text:p>3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4355" calcext:value-type="float">
            <text:p>35.44</text:p>
          </table:table-cell>
          <table:table-cell office:value-type="string" calcext:value-type="string">
            <text:p>extractMS</text:p>
          </table:table-cell>
          <table:table-cell office:value-type="float" office:value="3.08077" calcext:value-type="float">
            <text:p>3.08</text:p>
          </table:table-cell>
          <table:table-cell/>
          <table:table-cell office:value-type="float" office:value="38.5162" calcext:value-type="float">
            <text:p>3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3578" calcext:value-type="float">
            <text:p>35.36</text:p>
          </table:table-cell>
          <table:table-cell office:value-type="string" calcext:value-type="string">
            <text:p>extractMS</text:p>
          </table:table-cell>
          <table:table-cell office:value-type="float" office:value="3.12773" calcext:value-type="float">
            <text:p>3.13</text:p>
          </table:table-cell>
          <table:table-cell/>
          <table:table-cell office:value-type="float" office:value="38.4855" calcext:value-type="float">
            <text:p>3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6.5023" calcext:value-type="float">
            <text:p>36.50</text:p>
          </table:table-cell>
          <table:table-cell office:value-type="string" calcext:value-type="string">
            <text:p>extractMS</text:p>
          </table:table-cell>
          <table:table-cell office:value-type="float" office:value="3.20805" calcext:value-type="float">
            <text:p>3.21</text:p>
          </table:table-cell>
          <table:table-cell/>
          <table:table-cell office:value-type="float" office:value="39.7103" calcext:value-type="float">
            <text:p>39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8685" calcext:value-type="float">
            <text:p>34.87</text:p>
          </table:table-cell>
          <table:table-cell office:value-type="string" calcext:value-type="string">
            <text:p>extractMS</text:p>
          </table:table-cell>
          <table:table-cell office:value-type="float" office:value="3.13213" calcext:value-type="float">
            <text:p>3.13</text:p>
          </table:table-cell>
          <table:table-cell/>
          <table:table-cell office:value-type="float" office:value="38.0006" calcext:value-type="float">
            <text:p>38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7067" calcext:value-type="float">
            <text:p>34.71</text:p>
          </table:table-cell>
          <table:table-cell office:value-type="string" calcext:value-type="string">
            <text:p>extractMS</text:p>
          </table:table-cell>
          <table:table-cell office:value-type="float" office:value="3.13081" calcext:value-type="float">
            <text:p>3.13</text:p>
          </table:table-cell>
          <table:table-cell/>
          <table:table-cell office:value-type="float" office:value="37.8375" calcext:value-type="float">
            <text:p>3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7001" calcext:value-type="float">
            <text:p>34.70</text:p>
          </table:table-cell>
          <table:table-cell office:value-type="string" calcext:value-type="string">
            <text:p>extractMS</text:p>
          </table:table-cell>
          <table:table-cell office:value-type="float" office:value="3.19496" calcext:value-type="float">
            <text:p>3.19</text:p>
          </table:table-cell>
          <table:table-cell/>
          <table:table-cell office:value-type="float" office:value="37.895" calcext:value-type="float">
            <text:p>37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1091" calcext:value-type="float">
            <text:p>34.11</text:p>
          </table:table-cell>
          <table:table-cell office:value-type="string" calcext:value-type="string">
            <text:p>extractMS</text:p>
          </table:table-cell>
          <table:table-cell office:value-type="float" office:value="3.08948" calcext:value-type="float">
            <text:p>3.09</text:p>
          </table:table-cell>
          <table:table-cell/>
          <table:table-cell office:value-type="float" office:value="37.1986" calcext:value-type="float">
            <text:p>37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579" calcext:value-type="float">
            <text:p>34.46</text:p>
          </table:table-cell>
          <table:table-cell office:value-type="string" calcext:value-type="string">
            <text:p>extractMS</text:p>
          </table:table-cell>
          <table:table-cell office:value-type="float" office:value="3.08778" calcext:value-type="float">
            <text:p>3.09</text:p>
          </table:table-cell>
          <table:table-cell/>
          <table:table-cell office:value-type="float" office:value="37.5456" calcext:value-type="float">
            <text:p>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849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3.04432" calcext:value-type="float">
            <text:p>3.04</text:p>
          </table:table-cell>
          <table:table-cell/>
          <table:table-cell office:value-type="float" office:value="37.7292" calcext:value-type="float">
            <text:p>37.7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180:.I189])/10" office:value-type="float" office:value="35.1081" calcext:value-type="float">
            <text:p>35.11</text:p>
          </table:table-cell>
          <table:table-cell/>
          <table:table-cell table:formula="of:=SUM([.K180:.K189])/10" office:value-type="float" office:value="3.17706" calcext:value-type="float">
            <text:p>3.18</text:p>
          </table:table-cell>
          <table:table-cell/>
          <table:table-cell table:formula="of:=SUM([.M180:.M189])/10" office:value-type="float" office:value="38.28512" calcext:value-type="float">
            <text:p>38.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1897" calcext:value-type="float">
            <text:p>36.19</text:p>
          </table:table-cell>
          <table:table-cell office:value-type="string" calcext:value-type="string">
            <text:p>extractMS</text:p>
          </table:table-cell>
          <table:table-cell office:value-type="float" office:value="43.7961" calcext:value-type="float">
            <text:p>43.80</text:p>
          </table:table-cell>
          <table:table-cell/>
          <table:table-cell office:value-type="float" office:value="79.9858" calcext:value-type="float">
            <text:p>7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217" calcext:value-type="float">
            <text:p>35.22</text:p>
          </table:table-cell>
          <table:table-cell office:value-type="string" calcext:value-type="string">
            <text:p>extractMS</text:p>
          </table:table-cell>
          <table:table-cell office:value-type="float" office:value="43.3426" calcext:value-type="float">
            <text:p>43.34</text:p>
          </table:table-cell>
          <table:table-cell/>
          <table:table-cell office:value-type="float" office:value="78.5596" calcext:value-type="float">
            <text:p>7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4.454" calcext:value-type="float">
            <text:p>34.45</text:p>
          </table:table-cell>
          <table:table-cell office:value-type="string" calcext:value-type="string">
            <text:p>extractMS</text:p>
          </table:table-cell>
          <table:table-cell office:value-type="float" office:value="43.4808" calcext:value-type="float">
            <text:p>43.48</text:p>
          </table:table-cell>
          <table:table-cell/>
          <table:table-cell office:value-type="float" office:value="77.9348" calcext:value-type="float">
            <text:p>77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8635" calcext:value-type="float">
            <text:p>34.86</text:p>
          </table:table-cell>
          <table:table-cell office:value-type="string" calcext:value-type="string">
            <text:p>extractMS</text:p>
          </table:table-cell>
          <table:table-cell office:value-type="float" office:value="42.5264" calcext:value-type="float">
            <text:p>42.53</text:p>
          </table:table-cell>
          <table:table-cell/>
          <table:table-cell office:value-type="float" office:value="77.3899" calcext:value-type="float">
            <text:p>77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6783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42.2637" calcext:value-type="float">
            <text:p>42.26</text:p>
          </table:table-cell>
          <table:table-cell/>
          <table:table-cell office:value-type="float" office:value="76.9419" calcext:value-type="float">
            <text:p>76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5248" calcext:value-type="float">
            <text:p>34.52</text:p>
          </table:table-cell>
          <table:table-cell office:value-type="string" calcext:value-type="string">
            <text:p>extractMS</text:p>
          </table:table-cell>
          <table:table-cell office:value-type="float" office:value="41.4067" calcext:value-type="float">
            <text:p>41.41</text:p>
          </table:table-cell>
          <table:table-cell/>
          <table:table-cell office:value-type="float" office:value="75.9315" calcext:value-type="float">
            <text:p>75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881" calcext:value-type="float">
            <text:p>34.59</text:p>
          </table:table-cell>
          <table:table-cell office:value-type="string" calcext:value-type="string">
            <text:p>extractMS</text:p>
          </table:table-cell>
          <table:table-cell office:value-type="float" office:value="41.7987" calcext:value-type="float">
            <text:p>41.80</text:p>
          </table:table-cell>
          <table:table-cell/>
          <table:table-cell office:value-type="float" office:value="76.3868" calcext:value-type="float">
            <text:p>7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0201" calcext:value-type="float">
            <text:p>34.02</text:p>
          </table:table-cell>
          <table:table-cell office:value-type="string" calcext:value-type="string">
            <text:p>extractMS</text:p>
          </table:table-cell>
          <table:table-cell office:value-type="float" office:value="41.4698" calcext:value-type="float">
            <text:p>41.47</text:p>
          </table:table-cell>
          <table:table-cell/>
          <table:table-cell office:value-type="float" office:value="75.49" calcext:value-type="float">
            <text:p>7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2814" calcext:value-type="float">
            <text:p>34.28</text:p>
          </table:table-cell>
          <table:table-cell office:value-type="string" calcext:value-type="string">
            <text:p>extractMS</text:p>
          </table:table-cell>
          <table:table-cell office:value-type="float" office:value="41.6079" calcext:value-type="float">
            <text:p>41.61</text:p>
          </table:table-cell>
          <table:table-cell/>
          <table:table-cell office:value-type="float" office:value="75.8893" calcext:value-type="float">
            <text:p>75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893" calcext:value-type="float">
            <text:p>34.69</text:p>
          </table:table-cell>
          <table:table-cell office:value-type="string" calcext:value-type="string">
            <text:p>extractMS</text:p>
          </table:table-cell>
          <table:table-cell office:value-type="float" office:value="41.2015" calcext:value-type="float">
            <text:p>41.20</text:p>
          </table:table-cell>
          <table:table-cell/>
          <table:table-cell office:value-type="float" office:value="75.8907" calcext:value-type="float">
            <text:p>75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192:.I201])/10" office:value-type="float" office:value="34.75062" calcext:value-type="float">
            <text:p>34.75</text:p>
          </table:table-cell>
          <table:table-cell/>
          <table:table-cell table:formula="of:=SUM([.K192:.K201])/10" office:value-type="float" office:value="42.28942" calcext:value-type="float">
            <text:p>42.29</text:p>
          </table:table-cell>
          <table:table-cell/>
          <table:table-cell table:formula="of:=SUM([.M192:.M201])/10" office:value-type="float" office:value="77.04003" calcext:value-type="float">
            <text:p>77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5412" calcext:value-type="float">
            <text:p>36.54</text:p>
          </table:table-cell>
          <table:table-cell office:value-type="string" calcext:value-type="string">
            <text:p>extractMS</text:p>
          </table:table-cell>
          <table:table-cell office:value-type="float" office:value="2.66052" calcext:value-type="float">
            <text:p>2.66</text:p>
          </table:table-cell>
          <table:table-cell/>
          <table:table-cell office:value-type="float" office:value="39.2017" calcext:value-type="float">
            <text:p>39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4154" calcext:value-type="float">
            <text:p>35.42</text:p>
          </table:table-cell>
          <table:table-cell office:value-type="string" calcext:value-type="string">
            <text:p>extractMS</text:p>
          </table:table-cell>
          <table:table-cell office:value-type="float" office:value="2.58669" calcext:value-type="float">
            <text:p>2.59</text:p>
          </table:table-cell>
          <table:table-cell/>
          <table:table-cell office:value-type="float" office:value="38.0021" calcext:value-type="float">
            <text:p>38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5204" calcext:value-type="float">
            <text:p>35.52</text:p>
          </table:table-cell>
          <table:table-cell office:value-type="string" calcext:value-type="string">
            <text:p>extractMS</text:p>
          </table:table-cell>
          <table:table-cell office:value-type="float" office:value="2.61773" calcext:value-type="float">
            <text:p>2.62</text:p>
          </table:table-cell>
          <table:table-cell/>
          <table:table-cell office:value-type="float" office:value="38.1382" calcext:value-type="float">
            <text:p>3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5727" calcext:value-type="float">
            <text:p>34.57</text:p>
          </table:table-cell>
          <table:table-cell office:value-type="string" calcext:value-type="string">
            <text:p>extractMS</text:p>
          </table:table-cell>
          <table:table-cell office:value-type="float" office:value="2.5786" calcext:value-type="float">
            <text:p>2.58</text:p>
          </table:table-cell>
          <table:table-cell/>
          <table:table-cell office:value-type="float" office:value="37.1513" calcext:value-type="float">
            <text:p>37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8745" calcext:value-type="float">
            <text:p>34.87</text:p>
          </table:table-cell>
          <table:table-cell office:value-type="string" calcext:value-type="string">
            <text:p>extractMS</text:p>
          </table:table-cell>
          <table:table-cell office:value-type="float" office:value="2.9681" calcext:value-type="float">
            <text:p>2.97</text:p>
          </table:table-cell>
          <table:table-cell/>
          <table:table-cell office:value-type="float" office:value="37.8426" calcext:value-type="float">
            <text:p>3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9524" calcext:value-type="float">
            <text:p>34.95</text:p>
          </table:table-cell>
          <table:table-cell office:value-type="string" calcext:value-type="string">
            <text:p>extractMS</text:p>
          </table:table-cell>
          <table:table-cell office:value-type="float" office:value="2.6878" calcext:value-type="float">
            <text:p>2.69</text:p>
          </table:table-cell>
          <table:table-cell/>
          <table:table-cell office:value-type="float" office:value="37.6402" calcext:value-type="float">
            <text:p>37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517" calcext:value-type="float">
            <text:p>34.55</text:p>
          </table:table-cell>
          <table:table-cell office:value-type="string" calcext:value-type="string">
            <text:p>extractMS</text:p>
          </table:table-cell>
          <table:table-cell office:value-type="float" office:value="2.7056" calcext:value-type="float">
            <text:p>2.71</text:p>
          </table:table-cell>
          <table:table-cell/>
          <table:table-cell office:value-type="float" office:value="37.2573" calcext:value-type="float">
            <text:p>3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3.9441" calcext:value-type="float">
            <text:p>33.94</text:p>
          </table:table-cell>
          <table:table-cell office:value-type="string" calcext:value-type="string">
            <text:p>extractMS</text:p>
          </table:table-cell>
          <table:table-cell office:value-type="float" office:value="2.56082" calcext:value-type="float">
            <text:p>2.56</text:p>
          </table:table-cell>
          <table:table-cell/>
          <table:table-cell office:value-type="float" office:value="36.5049" calcext:value-type="float">
            <text:p>36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3485" calcext:value-type="float">
            <text:p>34.35</text:p>
          </table:table-cell>
          <table:table-cell office:value-type="string" calcext:value-type="string">
            <text:p>extractMS</text:p>
          </table:table-cell>
          <table:table-cell office:value-type="float" office:value="2.45447" calcext:value-type="float">
            <text:p>2.45</text:p>
          </table:table-cell>
          <table:table-cell/>
          <table:table-cell office:value-type="float" office:value="36.803" calcext:value-type="float">
            <text:p>36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29" calcext:value-type="float">
            <text:p>34.63</text:p>
          </table:table-cell>
          <table:table-cell office:value-type="string" calcext:value-type="string">
            <text:p>extractMS</text:p>
          </table:table-cell>
          <table:table-cell office:value-type="float" office:value="2.36877" calcext:value-type="float">
            <text:p>2.37</text:p>
          </table:table-cell>
          <table:table-cell/>
          <table:table-cell office:value-type="float" office:value="36.9978" calcext:value-type="float">
            <text:p>37.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204:.I213])/10" office:value-type="float" office:value="34.93499" calcext:value-type="float">
            <text:p>34.93</text:p>
          </table:table-cell>
          <table:table-cell/>
          <table:table-cell table:formula="of:=SUM([.K204:.K213])/10" office:value-type="float" office:value="2.61891" calcext:value-type="float">
            <text:p>2.62</text:p>
          </table:table-cell>
          <table:table-cell/>
          <table:table-cell table:formula="of:=SUM([.M204:.M213])/10" office:value-type="float" office:value="37.55391" calcext:value-type="float">
            <text:p>37.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3444" calcext:value-type="float">
            <text:p>36.34</text:p>
          </table:table-cell>
          <table:table-cell office:value-type="string" calcext:value-type="string">
            <text:p>extractMS</text:p>
          </table:table-cell>
          <table:table-cell office:value-type="float" office:value="25.2806" calcext:value-type="float">
            <text:p>25.28</text:p>
          </table:table-cell>
          <table:table-cell/>
          <table:table-cell office:value-type="float" office:value="61.6251" calcext:value-type="float">
            <text:p>61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0834" calcext:value-type="float">
            <text:p>35.08</text:p>
          </table:table-cell>
          <table:table-cell office:value-type="string" calcext:value-type="string">
            <text:p>extractMS</text:p>
          </table:table-cell>
          <table:table-cell office:value-type="float" office:value="21.6333" calcext:value-type="float">
            <text:p>21.63</text:p>
          </table:table-cell>
          <table:table-cell/>
          <table:table-cell office:value-type="float" office:value="56.7167" calcext:value-type="float">
            <text:p>56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0637" calcext:value-type="float">
            <text:p>35.06</text:p>
          </table:table-cell>
          <table:table-cell office:value-type="string" calcext:value-type="string">
            <text:p>extractMS</text:p>
          </table:table-cell>
          <table:table-cell office:value-type="float" office:value="21.4421" calcext:value-type="float">
            <text:p>21.44</text:p>
          </table:table-cell>
          <table:table-cell/>
          <table:table-cell office:value-type="float" office:value="56.5058" calcext:value-type="float">
            <text:p>56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5.2295" calcext:value-type="float">
            <text:p>35.23</text:p>
          </table:table-cell>
          <table:table-cell office:value-type="string" calcext:value-type="string">
            <text:p>extractMS</text:p>
          </table:table-cell>
          <table:table-cell office:value-type="float" office:value="22.3969" calcext:value-type="float">
            <text:p>22.40</text:p>
          </table:table-cell>
          <table:table-cell/>
          <table:table-cell office:value-type="float" office:value="57.6263" calcext:value-type="float">
            <text:p>5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9958" calcext:value-type="float">
            <text:p>35.00</text:p>
          </table:table-cell>
          <table:table-cell office:value-type="string" calcext:value-type="string">
            <text:p>extractMS</text:p>
          </table:table-cell>
          <table:table-cell office:value-type="float" office:value="21.7796" calcext:value-type="float">
            <text:p>21.78</text:p>
          </table:table-cell>
          <table:table-cell/>
          <table:table-cell office:value-type="float" office:value="56.7754" calcext:value-type="float">
            <text:p>56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5499" calcext:value-type="float">
            <text:p>34.55</text:p>
          </table:table-cell>
          <table:table-cell office:value-type="string" calcext:value-type="string">
            <text:p>extractMS</text:p>
          </table:table-cell>
          <table:table-cell office:value-type="float" office:value="22.8651" calcext:value-type="float">
            <text:p>22.87</text:p>
          </table:table-cell>
          <table:table-cell/>
          <table:table-cell office:value-type="float" office:value="57.415" calcext:value-type="float">
            <text:p>57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26" calcext:value-type="float">
            <text:p>34.53</text:p>
          </table:table-cell>
          <table:table-cell office:value-type="string" calcext:value-type="string">
            <text:p>extractMS</text:p>
          </table:table-cell>
          <table:table-cell office:value-type="float" office:value="22.3235" calcext:value-type="float">
            <text:p>22.32</text:p>
          </table:table-cell>
          <table:table-cell/>
          <table:table-cell office:value-type="float" office:value="56.8495" calcext:value-type="float">
            <text:p>56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3.9833" calcext:value-type="float">
            <text:p>33.98</text:p>
          </table:table-cell>
          <table:table-cell office:value-type="string" calcext:value-type="string">
            <text:p>extractMS</text:p>
          </table:table-cell>
          <table:table-cell office:value-type="float" office:value="22.9937" calcext:value-type="float">
            <text:p>22.99</text:p>
          </table:table-cell>
          <table:table-cell/>
          <table:table-cell office:value-type="float" office:value="56.977" calcext:value-type="float">
            <text:p>5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339" calcext:value-type="float">
            <text:p>34.43</text:p>
          </table:table-cell>
          <table:table-cell office:value-type="string" calcext:value-type="string">
            <text:p>extractMS</text:p>
          </table:table-cell>
          <table:table-cell office:value-type="float" office:value="21.3405" calcext:value-type="float">
            <text:p>21.34</text:p>
          </table:table-cell>
          <table:table-cell/>
          <table:table-cell office:value-type="float" office:value="55.7744" calcext:value-type="float">
            <text:p>5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784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26.2121" calcext:value-type="float">
            <text:p>26.21</text:p>
          </table:table-cell>
          <table:table-cell/>
          <table:table-cell office:value-type="float" office:value="60.8905" calcext:value-type="float">
            <text:p>60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216:.I225])/10" office:value-type="float" office:value="34.88883" calcext:value-type="float">
            <text:p>34.89</text:p>
          </table:table-cell>
          <table:table-cell/>
          <table:table-cell table:formula="of:=SUM([.K216:.K225])/10" office:value-type="float" office:value="22.82674" calcext:value-type="float">
            <text:p>22.83</text:p>
          </table:table-cell>
          <table:table-cell/>
          <table:table-cell table:formula="of:=SUM([.M216:.M225])/10" office:value-type="float" office:value="57.71557" calcext:value-type="float">
            <text:p>57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91358" calcext:value-type="float">
            <text:p>0.91</text:p>
          </table:table-cell>
          <table:table-cell office:value-type="string" calcext:value-type="string">
            <text:p>extractMS</text:p>
          </table:table-cell>
          <table:table-cell office:value-type="float" office:value="1.20416" calcext:value-type="float">
            <text:p>1.20</text:p>
          </table:table-cell>
          <table:table-cell/>
          <table:table-cell office:value-type="float" office:value="2.11774" calcext:value-type="float">
            <text:p>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97967" calcext:value-type="float">
            <text:p>0.80</text:p>
          </table:table-cell>
          <table:table-cell office:value-type="string" calcext:value-type="string">
            <text:p>extractMS</text:p>
          </table:table-cell>
          <table:table-cell office:value-type="float" office:value="1.0578" calcext:value-type="float">
            <text:p>1.06</text:p>
          </table:table-cell>
          <table:table-cell/>
          <table:table-cell office:value-type="float" office:value="1.85576" calcext:value-type="float">
            <text:p>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40959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1.0129" calcext:value-type="float">
            <text:p>1.01</text:p>
          </table:table-cell>
          <table:table-cell/>
          <table:table-cell office:value-type="float" office:value="1.75386" calcext:value-type="float">
            <text:p>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0.702797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84731" calcext:value-type="float">
            <text:p>0.58</text:p>
          </table:table-cell>
          <table:table-cell/>
          <table:table-cell office:value-type="float" office:value="1.28753" calcext:value-type="float">
            <text:p>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5561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80814" calcext:value-type="float">
            <text:p>1.81</text:p>
          </table:table-cell>
          <table:table-cell/>
          <table:table-cell office:value-type="float" office:value="4.26375" calcext:value-type="float">
            <text:p>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4492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80453" calcext:value-type="float">
            <text:p>1.80</text:p>
          </table:table-cell>
          <table:table-cell/>
          <table:table-cell office:value-type="float" office:value="4.24944" calcext:value-type="float">
            <text:p>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0.700507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90876" calcext:value-type="float">
            <text:p>0.59</text:p>
          </table:table-cell>
          <table:table-cell/>
          <table:table-cell office:value-type="float" office:value="1.29138" calcext:value-type="float">
            <text:p>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5618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82986" calcext:value-type="float">
            <text:p>1.83</text:p>
          </table:table-cell>
          <table:table-cell/>
          <table:table-cell office:value-type="float" office:value="4.28604" calcext:value-type="float">
            <text:p>4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0.706702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0.533541" calcext:value-type="float">
            <text:p>0.53</text:p>
          </table:table-cell>
          <table:table-cell/>
          <table:table-cell office:value-type="float" office:value="1.24024" calcext:value-type="float">
            <text:p>1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4459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43076" calcext:value-type="float">
            <text:p>0.54</text:p>
          </table:table-cell>
          <table:table-cell/>
          <table:table-cell office:value-type="float" office:value="1.24754" calcext:value-type="float">
            <text:p>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228:.I237])/10" office:value-type="float" office:value="1.2623681" calcext:value-type="float">
            <text:p>1.26</text:p>
          </table:table-cell>
          <table:table-cell/>
          <table:table-cell table:formula="of:=SUM([.K228:.K237])/10" office:value-type="float" office:value="1.0969614" calcext:value-type="float">
            <text:p>1.10</text:p>
          </table:table-cell>
          <table:table-cell/>
          <table:table-cell table:formula="of:=SUM([.M228:.M237])/10" office:value-type="float" office:value="2.359328" calcext:value-type="float">
            <text:p>2.3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59132" calcext:value-type="float">
            <text:p>0.76</text:p>
          </table:table-cell>
          <table:table-cell office:value-type="string" calcext:value-type="string">
            <text:p>extractMS</text:p>
          </table:table-cell>
          <table:table-cell office:value-type="float" office:value="1.15523" calcext:value-type="float">
            <text:p>1.16</text:p>
          </table:table-cell>
          <table:table-cell/>
          <table:table-cell office:value-type="float" office:value="1.91436" calcext:value-type="float">
            <text:p>1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50141" calcext:value-type="float">
            <text:p>0.75</text:p>
          </table:table-cell>
          <table:table-cell office:value-type="string" calcext:value-type="string">
            <text:p>extractMS</text:p>
          </table:table-cell>
          <table:table-cell office:value-type="float" office:value="0.935761" calcext:value-type="float">
            <text:p>0.94</text:p>
          </table:table-cell>
          <table:table-cell/>
          <table:table-cell office:value-type="float" office:value="1.6859" calcext:value-type="float">
            <text:p>1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38138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0.962397" calcext:value-type="float">
            <text:p>0.96</text:p>
          </table:table-cell>
          <table:table-cell/>
          <table:table-cell office:value-type="float" office:value="1.70054" calcext:value-type="float">
            <text:p>1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6072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.77905" calcext:value-type="float">
            <text:p>2.78</text:p>
          </table:table-cell>
          <table:table-cell/>
          <table:table-cell office:value-type="float" office:value="5.23977" calcext:value-type="float">
            <text:p>5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4033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2.67941" calcext:value-type="float">
            <text:p>2.68</text:p>
          </table:table-cell>
          <table:table-cell/>
          <table:table-cell office:value-type="float" office:value="5.11975" calcext:value-type="float">
            <text:p>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0.696434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783676" calcext:value-type="float">
            <text:p>0.78</text:p>
          </table:table-cell>
          <table:table-cell/>
          <table:table-cell office:value-type="float" office:value="1.48011" calcext:value-type="float">
            <text:p>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0.69775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789201" calcext:value-type="float">
            <text:p>0.79</text:p>
          </table:table-cell>
          <table:table-cell/>
          <table:table-cell office:value-type="float" office:value="1.48695" calcext:value-type="float">
            <text:p>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1953" calcext:value-type="float">
            <text:p>2.42</text:p>
          </table:table-cell>
          <table:table-cell office:value-type="string" calcext:value-type="string">
            <text:p>extractMS</text:p>
          </table:table-cell>
          <table:table-cell office:value-type="float" office:value="2.66559" calcext:value-type="float">
            <text:p>2.67</text:p>
          </table:table-cell>
          <table:table-cell/>
          <table:table-cell office:value-type="float" office:value="5.08512" calcext:value-type="float">
            <text:p>5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6495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.62606" calcext:value-type="float">
            <text:p>2.63</text:p>
          </table:table-cell>
          <table:table-cell/>
          <table:table-cell office:value-type="float" office:value="5.09101" calcext:value-type="float">
            <text:p>5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5946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0.773019" calcext:value-type="float">
            <text:p>0.77</text:p>
          </table:table-cell>
          <table:table-cell/>
          <table:table-cell office:value-type="float" office:value="1.47897" calcext:value-type="float">
            <text:p>1.4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240:.I249])/10" office:value-type="float" office:value="1.4133071" calcext:value-type="float">
            <text:p>1.41</text:p>
          </table:table-cell>
          <table:table-cell/>
          <table:table-cell table:formula="of:=SUM([.K240:.K249])/10" office:value-type="float" office:value="1.6149394" calcext:value-type="float">
            <text:p>1.61</text:p>
          </table:table-cell>
          <table:table-cell/>
          <table:table-cell table:formula="of:=SUM([.M240:.M249])/10" office:value-type="float" office:value="3.028248" calcext:value-type="float">
            <text:p>3.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53826" calcext:value-type="float">
            <text:p>0.75</text:p>
          </table:table-cell>
          <table:table-cell office:value-type="string" calcext:value-type="string">
            <text:p>extractMS</text:p>
          </table:table-cell>
          <table:table-cell office:value-type="float" office:value="44.3302" calcext:value-type="float">
            <text:p>44.33</text:p>
          </table:table-cell>
          <table:table-cell/>
          <table:table-cell office:value-type="float" office:value="45.0841" calcext:value-type="float">
            <text:p>4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43443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43.1942" calcext:value-type="float">
            <text:p>43.19</text:p>
          </table:table-cell>
          <table:table-cell/>
          <table:table-cell office:value-type="float" office:value="43.9376" calcext:value-type="float">
            <text:p>4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11883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43.2375" calcext:value-type="float">
            <text:p>43.24</text:p>
          </table:table-cell>
          <table:table-cell/>
          <table:table-cell office:value-type="float" office:value="43.9494" calcext:value-type="float">
            <text:p>4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0.698441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0598" calcext:value-type="float">
            <text:p>41.06</text:p>
          </table:table-cell>
          <table:table-cell/>
          <table:table-cell office:value-type="float" office:value="41.7582" calcext:value-type="float">
            <text:p>41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0.701904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282" calcext:value-type="float">
            <text:p>41.28</text:p>
          </table:table-cell>
          <table:table-cell/>
          <table:table-cell office:value-type="float" office:value="41.9839" calcext:value-type="float">
            <text:p>41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0.697268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2319" calcext:value-type="float">
            <text:p>41.23</text:p>
          </table:table-cell>
          <table:table-cell/>
          <table:table-cell office:value-type="float" office:value="41.9292" calcext:value-type="float">
            <text:p>4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445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55.583" calcext:value-type="float">
            <text:p>55.58</text:p>
          </table:table-cell>
          <table:table-cell/>
          <table:table-cell office:value-type="float" office:value="58.0275" calcext:value-type="float">
            <text:p>58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0.694813" calcext:value-type="float">
            <text:p>0.69</text:p>
          </table:table-cell>
          <table:table-cell office:value-type="string" calcext:value-type="string">
            <text:p>extractMS</text:p>
          </table:table-cell>
          <table:table-cell office:value-type="float" office:value="41.0957" calcext:value-type="float">
            <text:p>41.10</text:p>
          </table:table-cell>
          <table:table-cell/>
          <table:table-cell office:value-type="float" office:value="41.7905" calcext:value-type="float">
            <text:p>4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596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54.1637" calcext:value-type="float">
            <text:p>54.16</text:p>
          </table:table-cell>
          <table:table-cell/>
          <table:table-cell office:value-type="float" office:value="56.6196" calcext:value-type="float">
            <text:p>5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3953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0.6946" calcext:value-type="float">
            <text:p>40.69</text:p>
          </table:table-cell>
          <table:table-cell/>
          <table:table-cell office:value-type="float" office:value="41.3986" calcext:value-type="float">
            <text:p>41.4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252:.I261])/10" office:value-type="float" office:value="1.0605991" calcext:value-type="float">
            <text:p>1.06</text:p>
          </table:table-cell>
          <table:table-cell/>
          <table:table-cell table:formula="of:=SUM([.K252:.K261])/10" office:value-type="float" office:value="44.58726" calcext:value-type="float">
            <text:p>44.59</text:p>
          </table:table-cell>
          <table:table-cell/>
          <table:table-cell table:formula="of:=SUM([.M252:.M261])/10" office:value-type="float" office:value="45.64786" calcext:value-type="float">
            <text:p>45.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66437" calcext:value-type="float">
            <text:p>0.77</text:p>
          </table:table-cell>
          <table:table-cell office:value-type="string" calcext:value-type="string">
            <text:p>extractMS</text:p>
          </table:table-cell>
          <table:table-cell office:value-type="float" office:value="2.04156" calcext:value-type="float">
            <text:p>2.04</text:p>
          </table:table-cell>
          <table:table-cell/>
          <table:table-cell office:value-type="float" office:value="2.808" calcext:value-type="float">
            <text:p>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32805" calcext:value-type="float">
            <text:p>0.73</text:p>
          </table:table-cell>
          <table:table-cell office:value-type="string" calcext:value-type="string">
            <text:p>extractMS</text:p>
          </table:table-cell>
          <table:table-cell office:value-type="float" office:value="1.88462" calcext:value-type="float">
            <text:p>1.88</text:p>
          </table:table-cell>
          <table:table-cell/>
          <table:table-cell office:value-type="float" office:value="2.61742" calcext:value-type="float">
            <text:p>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07281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1.88451" calcext:value-type="float">
            <text:p>1.88</text:p>
          </table:table-cell>
          <table:table-cell/>
          <table:table-cell office:value-type="float" office:value="2.59179" calcext:value-type="float">
            <text:p>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4287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58637" calcext:value-type="float">
            <text:p>1.59</text:p>
          </table:table-cell>
          <table:table-cell/>
          <table:table-cell office:value-type="float" office:value="4.02924" calcext:value-type="float">
            <text:p>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5451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1.42427" calcext:value-type="float">
            <text:p>1.42</text:p>
          </table:table-cell>
          <table:table-cell/>
          <table:table-cell office:value-type="float" office:value="3.87878" calcext:value-type="float">
            <text:p>3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3585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41519" calcext:value-type="float">
            <text:p>1.42</text:p>
          </table:table-cell>
          <table:table-cell/>
          <table:table-cell office:value-type="float" office:value="3.85105" calcext:value-type="float">
            <text:p>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2787" calcext:value-type="float">
            <text:p>2.43</text:p>
          </table:table-cell>
          <table:table-cell office:value-type="string" calcext:value-type="string">
            <text:p>extractMS</text:p>
          </table:table-cell>
          <table:table-cell office:value-type="float" office:value="1.65861" calcext:value-type="float">
            <text:p>1.66</text:p>
          </table:table-cell>
          <table:table-cell/>
          <table:table-cell office:value-type="float" office:value="4.08648" calcext:value-type="float">
            <text:p>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2104" calcext:value-type="float">
            <text:p>2.42</text:p>
          </table:table-cell>
          <table:table-cell office:value-type="string" calcext:value-type="string">
            <text:p>extractMS</text:p>
          </table:table-cell>
          <table:table-cell office:value-type="float" office:value="1.50617" calcext:value-type="float">
            <text:p>1.51</text:p>
          </table:table-cell>
          <table:table-cell/>
          <table:table-cell office:value-type="float" office:value="3.92722" calcext:value-type="float">
            <text:p>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984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34354" calcext:value-type="float">
            <text:p>1.34</text:p>
          </table:table-cell>
          <table:table-cell/>
          <table:table-cell office:value-type="float" office:value="3.80339" calcext:value-type="float">
            <text:p>3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.45493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1.42352" calcext:value-type="float">
            <text:p>1.42</text:p>
          </table:table-cell>
          <table:table-cell/>
          <table:table-cell office:value-type="float" office:value="3.87844" calcext:value-type="float">
            <text:p>3.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264:.I273])/10" office:value-type="float" office:value="1.9303433" calcext:value-type="float">
            <text:p>1.93</text:p>
          </table:table-cell>
          <table:table-cell/>
          <table:table-cell table:formula="of:=SUM([.K264:.K273])/10" office:value-type="float" office:value="1.616836" calcext:value-type="float">
            <text:p>1.62</text:p>
          </table:table-cell>
          <table:table-cell/>
          <table:table-cell table:formula="of:=SUM([.M264:.M273])/10" office:value-type="float" office:value="3.547181" calcext:value-type="float">
            <text:p>3.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64233" calcext:value-type="float">
            <text:p>0.76</text:p>
          </table:table-cell>
          <table:table-cell office:value-type="string" calcext:value-type="string">
            <text:p>extractMS</text:p>
          </table:table-cell>
          <table:table-cell office:value-type="float" office:value="16.6968" calcext:value-type="float">
            <text:p>16.70</text:p>
          </table:table-cell>
          <table:table-cell/>
          <table:table-cell office:value-type="float" office:value="17.461" calcext:value-type="float">
            <text:p>1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40614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15.4238" calcext:value-type="float">
            <text:p>15.42</text:p>
          </table:table-cell>
          <table:table-cell/>
          <table:table-cell office:value-type="float" office:value="16.1645" calcext:value-type="float">
            <text:p>16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06629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12.8252" calcext:value-type="float">
            <text:p>12.83</text:p>
          </table:table-cell>
          <table:table-cell/>
          <table:table-cell office:value-type="float" office:value="13.5319" calcext:value-type="float">
            <text:p>13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4625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28.6989" calcext:value-type="float">
            <text:p>28.70</text:p>
          </table:table-cell>
          <table:table-cell/>
          <table:table-cell office:value-type="float" office:value="31.1451" calcext:value-type="float">
            <text:p>3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56384" calcext:value-type="float">
            <text:p>2.56</text:p>
          </table:table-cell>
          <table:table-cell office:value-type="string" calcext:value-type="string">
            <text:p>extractMS</text:p>
          </table:table-cell>
          <table:table-cell office:value-type="float" office:value="28.3925" calcext:value-type="float">
            <text:p>28.39</text:p>
          </table:table-cell>
          <table:table-cell/>
          <table:table-cell office:value-type="float" office:value="30.9563" calcext:value-type="float">
            <text:p>3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2932" calcext:value-type="float">
            <text:p>2.43</text:p>
          </table:table-cell>
          <table:table-cell office:value-type="string" calcext:value-type="string">
            <text:p>extractMS</text:p>
          </table:table-cell>
          <table:table-cell office:value-type="float" office:value="30.084" calcext:value-type="float">
            <text:p>30.08</text:p>
          </table:table-cell>
          <table:table-cell/>
          <table:table-cell office:value-type="float" office:value="32.5133" calcext:value-type="float">
            <text:p>32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3962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29.434" calcext:value-type="float">
            <text:p>29.43</text:p>
          </table:table-cell>
          <table:table-cell/>
          <table:table-cell office:value-type="float" office:value="31.8736" calcext:value-type="float">
            <text:p>3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0.697548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14.3752" calcext:value-type="float">
            <text:p>14.38</text:p>
          </table:table-cell>
          <table:table-cell/>
          <table:table-cell office:value-type="float" office:value="15.0728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758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8.1176" calcext:value-type="float">
            <text:p>28.12</text:p>
          </table:table-cell>
          <table:table-cell/>
          <table:table-cell office:value-type="float" office:value="30.5752" calcext:value-type="float">
            <text:p>30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.45062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30.8" calcext:value-type="float">
            <text:p>30.80</text:p>
          </table:table-cell>
          <table:table-cell/>
          <table:table-cell office:value-type="float" office:value="33.2506" calcext:value-type="float">
            <text:p>33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276:.I285])/10" office:value-type="float" office:value="1.7696254" calcext:value-type="float">
            <text:p>1.77</text:p>
          </table:table-cell>
          <table:table-cell/>
          <table:table-cell table:formula="of:=SUM([.K276:.K285])/10" office:value-type="float" office:value="23.4848" calcext:value-type="float">
            <text:p>23.48</text:p>
          </table:table-cell>
          <table:table-cell/>
          <table:table-cell table:formula="of:=SUM([.M276:.M285])/10" office:value-type="float" office:value="25.25443" calcext:value-type="float">
            <text:p>25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.13522" calcext:value-type="float">
            <text:p>8.14</text:p>
          </table:table-cell>
          <table:table-cell office:value-type="string" calcext:value-type="string">
            <text:p>extractMS</text:p>
          </table:table-cell>
          <table:table-cell office:value-type="float" office:value="0.907227" calcext:value-type="float">
            <text:p>0.91</text:p>
          </table:table-cell>
          <table:table-cell/>
          <table:table-cell office:value-type="float" office:value="9.04245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6.05394" calcext:value-type="float">
            <text:p>6.05</text:p>
          </table:table-cell>
          <table:table-cell office:value-type="string" calcext:value-type="string">
            <text:p>extractMS</text:p>
          </table:table-cell>
          <table:table-cell office:value-type="float" office:value="0.399311" calcext:value-type="float">
            <text:p>0.40</text:p>
          </table:table-cell>
          <table:table-cell/>
          <table:table-cell office:value-type="float" office:value="6.45326" calcext:value-type="float">
            <text:p>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6.01588" calcext:value-type="float">
            <text:p>6.02</text:p>
          </table:table-cell>
          <table:table-cell office:value-type="string" calcext:value-type="string">
            <text:p>extractMS</text:p>
          </table:table-cell>
          <table:table-cell office:value-type="float" office:value="0.40927" calcext:value-type="float">
            <text:p>0.41</text:p>
          </table:table-cell>
          <table:table-cell/>
          <table:table-cell office:value-type="float" office:value="6.42515" calcext:value-type="float">
            <text:p>6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49929" calcext:value-type="float">
            <text:p>9.50</text:p>
          </table:table-cell>
          <table:table-cell office:value-type="string" calcext:value-type="string">
            <text:p>extractMS</text:p>
          </table:table-cell>
          <table:table-cell office:value-type="float" office:value="0.425018" calcext:value-type="float">
            <text:p>0.43</text:p>
          </table:table-cell>
          <table:table-cell/>
          <table:table-cell office:value-type="float" office:value="9.92431" calcext:value-type="float">
            <text:p>9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.35649" calcext:value-type="float">
            <text:p>5.36</text:p>
          </table:table-cell>
          <table:table-cell office:value-type="string" calcext:value-type="string">
            <text:p>extractMS</text:p>
          </table:table-cell>
          <table:table-cell office:value-type="float" office:value="0.411618" calcext:value-type="float">
            <text:p>0.41</text:p>
          </table:table-cell>
          <table:table-cell/>
          <table:table-cell office:value-type="float" office:value="5.76811" calcext:value-type="float">
            <text:p>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.23447" calcext:value-type="float">
            <text:p>9.23</text:p>
          </table:table-cell>
          <table:table-cell office:value-type="string" calcext:value-type="string">
            <text:p>extractMS</text:p>
          </table:table-cell>
          <table:table-cell office:value-type="float" office:value="0.44959" calcext:value-type="float">
            <text:p>0.45</text:p>
          </table:table-cell>
          <table:table-cell/>
          <table:table-cell office:value-type="float" office:value="9.68406" calcext:value-type="float">
            <text:p>9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12713" calcext:value-type="float">
            <text:p>9.13</text:p>
          </table:table-cell>
          <table:table-cell office:value-type="string" calcext:value-type="string">
            <text:p>extractMS</text:p>
          </table:table-cell>
          <table:table-cell office:value-type="float" office:value="0.467573" calcext:value-type="float">
            <text:p>0.47</text:p>
          </table:table-cell>
          <table:table-cell/>
          <table:table-cell office:value-type="float" office:value="9.5947" calcext:value-type="float">
            <text:p>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5.48878" calcext:value-type="float">
            <text:p>5.49</text:p>
          </table:table-cell>
          <table:table-cell office:value-type="string" calcext:value-type="string">
            <text:p>extractMS</text:p>
          </table:table-cell>
          <table:table-cell office:value-type="float" office:value="0.447237" calcext:value-type="float">
            <text:p>0.45</text:p>
          </table:table-cell>
          <table:table-cell/>
          <table:table-cell office:value-type="float" office:value="5.93602" calcext:value-type="float">
            <text:p>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.51601" calcext:value-type="float">
            <text:p>9.52</text:p>
          </table:table-cell>
          <table:table-cell office:value-type="string" calcext:value-type="string">
            <text:p>extractMS</text:p>
          </table:table-cell>
          <table:table-cell office:value-type="float" office:value="0.440005" calcext:value-type="float">
            <text:p>0.44</text:p>
          </table:table-cell>
          <table:table-cell/>
          <table:table-cell office:value-type="float" office:value="9.95601" calcext:value-type="float">
            <text:p>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.47287" calcext:value-type="float">
            <text:p>5.47</text:p>
          </table:table-cell>
          <table:table-cell office:value-type="string" calcext:value-type="string">
            <text:p>extractMS</text:p>
          </table:table-cell>
          <table:table-cell office:value-type="float" office:value="0.437613" calcext:value-type="float">
            <text:p>0.44</text:p>
          </table:table-cell>
          <table:table-cell/>
          <table:table-cell office:value-type="float" office:value="5.91048" calcext:value-type="float">
            <text:p>5.9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288:.I297])/10" office:value-type="float" office:value="7.390008" calcext:value-type="float">
            <text:p>7.39</text:p>
          </table:table-cell>
          <table:table-cell/>
          <table:table-cell table:formula="of:=SUM([.K288:.K297])/10" office:value-type="float" office:value="0.4794462" calcext:value-type="float">
            <text:p>0.48</text:p>
          </table:table-cell>
          <table:table-cell/>
          <table:table-cell table:formula="of:=SUM([.M288:.M297])/10" office:value-type="float" office:value="7.869455" calcext:value-type="float">
            <text:p>7.8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25046" calcext:value-type="float">
            <text:p>7.25</text:p>
          </table:table-cell>
          <table:table-cell office:value-type="string" calcext:value-type="string">
            <text:p>extractMS</text:p>
          </table:table-cell>
          <table:table-cell office:value-type="float" office:value="3.85714" calcext:value-type="float">
            <text:p>3.86</text:p>
          </table:table-cell>
          <table:table-cell/>
          <table:table-cell office:value-type="float" office:value="11.1076" calcext:value-type="float">
            <text:p>1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92746" calcext:value-type="float">
            <text:p>5.93</text:p>
          </table:table-cell>
          <table:table-cell office:value-type="string" calcext:value-type="string">
            <text:p>extractMS</text:p>
          </table:table-cell>
          <table:table-cell office:value-type="float" office:value="3.11067" calcext:value-type="float">
            <text:p>3.11</text:p>
          </table:table-cell>
          <table:table-cell/>
          <table:table-cell office:value-type="float" office:value="9.03813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6.04927" calcext:value-type="float">
            <text:p>6.05</text:p>
          </table:table-cell>
          <table:table-cell office:value-type="string" calcext:value-type="string">
            <text:p>extractMS</text:p>
          </table:table-cell>
          <table:table-cell office:value-type="float" office:value="3.11504" calcext:value-type="float">
            <text:p>3.12</text:p>
          </table:table-cell>
          <table:table-cell/>
          <table:table-cell office:value-type="float" office:value="9.16432" calcext:value-type="float">
            <text:p>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.72178" calcext:value-type="float">
            <text:p>5.72</text:p>
          </table:table-cell>
          <table:table-cell office:value-type="string" calcext:value-type="string">
            <text:p>extractMS</text:p>
          </table:table-cell>
          <table:table-cell office:value-type="float" office:value="3.10704" calcext:value-type="float">
            <text:p>3.11</text:p>
          </table:table-cell>
          <table:table-cell/>
          <table:table-cell office:value-type="float" office:value="8.82882" calcext:value-type="float">
            <text:p>8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.74428" calcext:value-type="float">
            <text:p>8.74</text:p>
          </table:table-cell>
          <table:table-cell office:value-type="string" calcext:value-type="string">
            <text:p>extractMS</text:p>
          </table:table-cell>
          <table:table-cell office:value-type="float" office:value="3.2407" calcext:value-type="float">
            <text:p>3.24</text:p>
          </table:table-cell>
          <table:table-cell/>
          <table:table-cell office:value-type="float" office:value="11.985" calcext:value-type="float">
            <text:p>1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6.7386" calcext:value-type="float">
            <text:p>16.74</text:p>
          </table:table-cell>
          <table:table-cell office:value-type="string" calcext:value-type="string">
            <text:p>extractMS</text:p>
          </table:table-cell>
          <table:table-cell office:value-type="float" office:value="5.20554" calcext:value-type="float">
            <text:p>5.21</text:p>
          </table:table-cell>
          <table:table-cell/>
          <table:table-cell office:value-type="float" office:value="21.9442" calcext:value-type="float">
            <text:p>21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33637" calcext:value-type="float">
            <text:p>9.34</text:p>
          </table:table-cell>
          <table:table-cell office:value-type="string" calcext:value-type="string">
            <text:p>extractMS</text:p>
          </table:table-cell>
          <table:table-cell office:value-type="float" office:value="3.32223" calcext:value-type="float">
            <text:p>3.32</text:p>
          </table:table-cell>
          <table:table-cell/>
          <table:table-cell office:value-type="float" office:value="12.6586" calcext:value-type="float">
            <text:p>1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4344" calcext:value-type="float">
            <text:p>9.43</text:p>
          </table:table-cell>
          <table:table-cell office:value-type="string" calcext:value-type="string">
            <text:p>extractMS</text:p>
          </table:table-cell>
          <table:table-cell office:value-type="float" office:value="3.41459" calcext:value-type="float">
            <text:p>3.41</text:p>
          </table:table-cell>
          <table:table-cell/>
          <table:table-cell office:value-type="float" office:value="12.849" calcext:value-type="float">
            <text:p>1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.47135" calcext:value-type="float">
            <text:p>5.47</text:p>
          </table:table-cell>
          <table:table-cell office:value-type="string" calcext:value-type="string">
            <text:p>extractMS</text:p>
          </table:table-cell>
          <table:table-cell office:value-type="float" office:value="3.15428" calcext:value-type="float">
            <text:p>3.15</text:p>
          </table:table-cell>
          <table:table-cell/>
          <table:table-cell office:value-type="float" office:value="8.625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8.54654" calcext:value-type="float">
            <text:p>8.55</text:p>
          </table:table-cell>
          <table:table-cell office:value-type="string" calcext:value-type="string">
            <text:p>extractMS</text:p>
          </table:table-cell>
          <table:table-cell office:value-type="float" office:value="3.20663" calcext:value-type="float">
            <text:p>3.21</text:p>
          </table:table-cell>
          <table:table-cell/>
          <table:table-cell office:value-type="float" office:value="11.7532" calcext:value-type="float">
            <text:p>11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300:.I309])/10" office:value-type="float" office:value="8.322051" calcext:value-type="float">
            <text:p>8.32</text:p>
          </table:table-cell>
          <table:table-cell/>
          <table:table-cell table:formula="of:=SUM([.K300:.K309])/10" office:value-type="float" office:value="3.473386" calcext:value-type="float">
            <text:p>3.47</text:p>
          </table:table-cell>
          <table:table-cell/>
          <table:table-cell table:formula="of:=SUM([.M300:.M309])/10" office:value-type="float" office:value="11.79545" calcext:value-type="float">
            <text:p>11.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37095" calcext:value-type="float">
            <text:p>7.37</text:p>
          </table:table-cell>
          <table:table-cell office:value-type="string" calcext:value-type="string">
            <text:p>extractMS</text:p>
          </table:table-cell>
          <table:table-cell office:value-type="float" office:value="43.7385" calcext:value-type="float">
            <text:p>43.74</text:p>
          </table:table-cell>
          <table:table-cell/>
          <table:table-cell office:value-type="float" office:value="51.1094" calcext:value-type="float">
            <text:p>5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93062" calcext:value-type="float">
            <text:p>5.93</text:p>
          </table:table-cell>
          <table:table-cell office:value-type="string" calcext:value-type="string">
            <text:p>extractMS</text:p>
          </table:table-cell>
          <table:table-cell office:value-type="float" office:value="42.0896" calcext:value-type="float">
            <text:p>42.09</text:p>
          </table:table-cell>
          <table:table-cell/>
          <table:table-cell office:value-type="float" office:value="48.0202" calcext:value-type="float">
            <text:p>4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38894" calcext:value-type="float">
            <text:p>5.39</text:p>
          </table:table-cell>
          <table:table-cell office:value-type="string" calcext:value-type="string">
            <text:p>extractMS</text:p>
          </table:table-cell>
          <table:table-cell office:value-type="float" office:value="41.4767" calcext:value-type="float">
            <text:p>41.48</text:p>
          </table:table-cell>
          <table:table-cell/>
          <table:table-cell office:value-type="float" office:value="46.8656" calcext:value-type="float">
            <text:p>4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.36099" calcext:value-type="float">
            <text:p>5.36</text:p>
          </table:table-cell>
          <table:table-cell office:value-type="string" calcext:value-type="string">
            <text:p>extractMS</text:p>
          </table:table-cell>
          <table:table-cell office:value-type="float" office:value="41.025" calcext:value-type="float">
            <text:p>41.03</text:p>
          </table:table-cell>
          <table:table-cell/>
          <table:table-cell office:value-type="float" office:value="46.386" calcext:value-type="float">
            <text:p>4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.89322" calcext:value-type="float">
            <text:p>5.89</text:p>
          </table:table-cell>
          <table:table-cell office:value-type="string" calcext:value-type="string">
            <text:p>extractMS</text:p>
          </table:table-cell>
          <table:table-cell office:value-type="float" office:value="40.5483" calcext:value-type="float">
            <text:p>40.55</text:p>
          </table:table-cell>
          <table:table-cell/>
          <table:table-cell office:value-type="float" office:value="46.4415" calcext:value-type="float">
            <text:p>46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.09414" calcext:value-type="float">
            <text:p>9.09</text:p>
          </table:table-cell>
          <table:table-cell office:value-type="string" calcext:value-type="string">
            <text:p>extractMS</text:p>
          </table:table-cell>
          <table:table-cell office:value-type="float" office:value="40.4137" calcext:value-type="float">
            <text:p>40.41</text:p>
          </table:table-cell>
          <table:table-cell/>
          <table:table-cell office:value-type="float" office:value="49.5078" calcext:value-type="float">
            <text:p>4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.42441" calcext:value-type="float">
            <text:p>5.42</text:p>
          </table:table-cell>
          <table:table-cell office:value-type="string" calcext:value-type="string">
            <text:p>extractMS</text:p>
          </table:table-cell>
          <table:table-cell office:value-type="float" office:value="40.4918" calcext:value-type="float">
            <text:p>40.49</text:p>
          </table:table-cell>
          <table:table-cell/>
          <table:table-cell office:value-type="float" office:value="45.9162" calcext:value-type="float">
            <text:p>4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31338" calcext:value-type="float">
            <text:p>9.31</text:p>
          </table:table-cell>
          <table:table-cell office:value-type="string" calcext:value-type="string">
            <text:p>extractMS</text:p>
          </table:table-cell>
          <table:table-cell office:value-type="float" office:value="40.4678" calcext:value-type="float">
            <text:p>40.47</text:p>
          </table:table-cell>
          <table:table-cell/>
          <table:table-cell office:value-type="float" office:value="49.7812" calcext:value-type="float">
            <text:p>49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.58242" calcext:value-type="float">
            <text:p>5.58</text:p>
          </table:table-cell>
          <table:table-cell office:value-type="string" calcext:value-type="string">
            <text:p>extractMS</text:p>
          </table:table-cell>
          <table:table-cell office:value-type="float" office:value="40.275" calcext:value-type="float">
            <text:p>40.28</text:p>
          </table:table-cell>
          <table:table-cell/>
          <table:table-cell office:value-type="float" office:value="45.8575" calcext:value-type="float">
            <text:p>45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8.67528" calcext:value-type="float">
            <text:p>8.68</text:p>
          </table:table-cell>
          <table:table-cell office:value-type="string" calcext:value-type="string">
            <text:p>extractMS</text:p>
          </table:table-cell>
          <table:table-cell office:value-type="float" office:value="40.3742" calcext:value-type="float">
            <text:p>40.37</text:p>
          </table:table-cell>
          <table:table-cell/>
          <table:table-cell office:value-type="float" office:value="49.0495" calcext:value-type="float">
            <text:p>49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312:.I321])/10" office:value-type="float" office:value="6.803435" calcext:value-type="float">
            <text:p>6.80</text:p>
          </table:table-cell>
          <table:table-cell/>
          <table:table-cell table:formula="of:=SUM([.K312:.K321])/10" office:value-type="float" office:value="41.09006" calcext:value-type="float">
            <text:p>41.09</text:p>
          </table:table-cell>
          <table:table-cell/>
          <table:table-cell table:formula="of:=SUM([.M312:.M321])/10" office:value-type="float" office:value="47.89349" calcext:value-type="float">
            <text:p>47.8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.36101" calcext:value-type="float">
            <text:p>8.36</text:p>
          </table:table-cell>
          <table:table-cell office:value-type="string" calcext:value-type="string">
            <text:p>extractMS</text:p>
          </table:table-cell>
          <table:table-cell office:value-type="float" office:value="1.40587" calcext:value-type="float">
            <text:p>1.41</text:p>
          </table:table-cell>
          <table:table-cell/>
          <table:table-cell office:value-type="float" office:value="9.76687" calcext:value-type="float">
            <text:p>9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6.2638" calcext:value-type="float">
            <text:p>6.26</text:p>
          </table:table-cell>
          <table:table-cell office:value-type="string" calcext:value-type="string">
            <text:p>extractMS</text:p>
          </table:table-cell>
          <table:table-cell office:value-type="float" office:value="1.09872" calcext:value-type="float">
            <text:p>1.10</text:p>
          </table:table-cell>
          <table:table-cell/>
          <table:table-cell office:value-type="float" office:value="7.36251" calcext:value-type="float">
            <text:p>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94579" calcext:value-type="float">
            <text:p>5.95</text:p>
          </table:table-cell>
          <table:table-cell office:value-type="string" calcext:value-type="string">
            <text:p>extractMS</text:p>
          </table:table-cell>
          <table:table-cell office:value-type="float" office:value="1.17995" calcext:value-type="float">
            <text:p>1.18</text:p>
          </table:table-cell>
          <table:table-cell/>
          <table:table-cell office:value-type="float" office:value="7.12574" calcext:value-type="float">
            <text:p>7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33469" calcext:value-type="float">
            <text:p>9.33</text:p>
          </table:table-cell>
          <table:table-cell office:value-type="string" calcext:value-type="string">
            <text:p>extractMS</text:p>
          </table:table-cell>
          <table:table-cell office:value-type="float" office:value="1.18666" calcext:value-type="float">
            <text:p>1.19</text:p>
          </table:table-cell>
          <table:table-cell/>
          <table:table-cell office:value-type="float" office:value="10.5213" calcext:value-type="float">
            <text:p>1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.84381" calcext:value-type="float">
            <text:p>8.84</text:p>
          </table:table-cell>
          <table:table-cell office:value-type="string" calcext:value-type="string">
            <text:p>extractMS</text:p>
          </table:table-cell>
          <table:table-cell office:value-type="float" office:value="1.19797" calcext:value-type="float">
            <text:p>1.20</text:p>
          </table:table-cell>
          <table:table-cell/>
          <table:table-cell office:value-type="float" office:value="10.0418" calcext:value-type="float">
            <text:p>1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.384" calcext:value-type="float">
            <text:p>5.38</text:p>
          </table:table-cell>
          <table:table-cell office:value-type="string" calcext:value-type="string">
            <text:p>extractMS</text:p>
          </table:table-cell>
          <table:table-cell office:value-type="float" office:value="1.27506" calcext:value-type="float">
            <text:p>1.28</text:p>
          </table:table-cell>
          <table:table-cell/>
          <table:table-cell office:value-type="float" office:value="6.65906" calcext:value-type="float">
            <text:p>6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.3319" calcext:value-type="float">
            <text:p>10.33</text:p>
          </table:table-cell>
          <table:table-cell office:value-type="string" calcext:value-type="string">
            <text:p>extractMS</text:p>
          </table:table-cell>
          <table:table-cell office:value-type="float" office:value="1.40926" calcext:value-type="float">
            <text:p>1.41</text:p>
          </table:table-cell>
          <table:table-cell/>
          <table:table-cell office:value-type="float" office:value="11.7411" calcext:value-type="float">
            <text:p>1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5.62823" calcext:value-type="float">
            <text:p>5.63</text:p>
          </table:table-cell>
          <table:table-cell office:value-type="string" calcext:value-type="string">
            <text:p>extractMS</text:p>
          </table:table-cell>
          <table:table-cell office:value-type="float" office:value="1.2758" calcext:value-type="float">
            <text:p>1.28</text:p>
          </table:table-cell>
          <table:table-cell/>
          <table:table-cell office:value-type="float" office:value="6.90402" calcext:value-type="float">
            <text:p>6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8.55312" calcext:value-type="float">
            <text:p>8.55</text:p>
          </table:table-cell>
          <table:table-cell office:value-type="string" calcext:value-type="string">
            <text:p>extractMS</text:p>
          </table:table-cell>
          <table:table-cell office:value-type="float" office:value="1.25404" calcext:value-type="float">
            <text:p>1.25</text:p>
          </table:table-cell>
          <table:table-cell/>
          <table:table-cell office:value-type="float" office:value="9.80716" calcext:value-type="float">
            <text:p>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.71054" calcext:value-type="float">
            <text:p>5.71</text:p>
          </table:table-cell>
          <table:table-cell office:value-type="string" calcext:value-type="string">
            <text:p>extractMS</text:p>
          </table:table-cell>
          <table:table-cell office:value-type="float" office:value="1.24739" calcext:value-type="float">
            <text:p>1.25</text:p>
          </table:table-cell>
          <table:table-cell/>
          <table:table-cell office:value-type="float" office:value="6.95793" calcext:value-type="float">
            <text:p>6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324:.I333])/10" office:value-type="float" office:value="7.435689" calcext:value-type="float">
            <text:p>7.44</text:p>
          </table:table-cell>
          <table:table-cell/>
          <table:table-cell table:formula="of:=SUM([.K324:.K333])/10" office:value-type="float" office:value="1.253072" calcext:value-type="float">
            <text:p>1.25</text:p>
          </table:table-cell>
          <table:table-cell/>
          <table:table-cell table:formula="of:=SUM([.M324:.M333])/10" office:value-type="float" office:value="8.688749" calcext:value-type="float">
            <text:p>8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03256" calcext:value-type="float">
            <text:p>7.03</text:p>
          </table:table-cell>
          <table:table-cell office:value-type="string" calcext:value-type="string">
            <text:p>extractMS</text:p>
          </table:table-cell>
          <table:table-cell office:value-type="float" office:value="28.4532" calcext:value-type="float">
            <text:p>28.45</text:p>
          </table:table-cell>
          <table:table-cell/>
          <table:table-cell office:value-type="float" office:value="35.4858" calcext:value-type="float">
            <text:p>3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6248" calcext:value-type="float">
            <text:p>5.62</text:p>
          </table:table-cell>
          <table:table-cell office:value-type="string" calcext:value-type="string">
            <text:p>extractMS</text:p>
          </table:table-cell>
          <table:table-cell office:value-type="float" office:value="23.857" calcext:value-type="float">
            <text:p>23.86</text:p>
          </table:table-cell>
          <table:table-cell/>
          <table:table-cell office:value-type="float" office:value="29.4818" calcext:value-type="float">
            <text:p>2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78515" calcext:value-type="float">
            <text:p>5.79</text:p>
          </table:table-cell>
          <table:table-cell office:value-type="string" calcext:value-type="string">
            <text:p>extractMS</text:p>
          </table:table-cell>
          <table:table-cell office:value-type="float" office:value="26.1841" calcext:value-type="float">
            <text:p>26.18</text:p>
          </table:table-cell>
          <table:table-cell/>
          <table:table-cell office:value-type="float" office:value="31.9692" calcext:value-type="float">
            <text:p>3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8.89889" calcext:value-type="float">
            <text:p>8.90</text:p>
          </table:table-cell>
          <table:table-cell office:value-type="string" calcext:value-type="string">
            <text:p>extractMS</text:p>
          </table:table-cell>
          <table:table-cell office:value-type="float" office:value="25.5728" calcext:value-type="float">
            <text:p>25.57</text:p>
          </table:table-cell>
          <table:table-cell/>
          <table:table-cell office:value-type="float" office:value="34.4717" calcext:value-type="float">
            <text:p>34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7.75251" calcext:value-type="float">
            <text:p>7.75</text:p>
          </table:table-cell>
          <table:table-cell office:value-type="string" calcext:value-type="string">
            <text:p>extractMS</text:p>
          </table:table-cell>
          <table:table-cell office:value-type="float" office:value="26.0729" calcext:value-type="float">
            <text:p>26.07</text:p>
          </table:table-cell>
          <table:table-cell/>
          <table:table-cell office:value-type="float" office:value="33.8254" calcext:value-type="float">
            <text:p>33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8.2247" calcext:value-type="float">
            <text:p>18.22</text:p>
          </table:table-cell>
          <table:table-cell office:value-type="string" calcext:value-type="string">
            <text:p>extractMS</text:p>
          </table:table-cell>
          <table:table-cell office:value-type="float" office:value="32.0664" calcext:value-type="float">
            <text:p>32.07</text:p>
          </table:table-cell>
          <table:table-cell/>
          <table:table-cell office:value-type="float" office:value="50.2911" calcext:value-type="float">
            <text:p>5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8.5148" calcext:value-type="float">
            <text:p>18.51</text:p>
          </table:table-cell>
          <table:table-cell office:value-type="string" calcext:value-type="string">
            <text:p>extractMS</text:p>
          </table:table-cell>
          <table:table-cell office:value-type="float" office:value="33.7728" calcext:value-type="float">
            <text:p>33.77</text:p>
          </table:table-cell>
          <table:table-cell/>
          <table:table-cell office:value-type="float" office:value="52.2876" calcext:value-type="float">
            <text:p>52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8.77877" calcext:value-type="float">
            <text:p>8.78</text:p>
          </table:table-cell>
          <table:table-cell office:value-type="string" calcext:value-type="string">
            <text:p>extractMS</text:p>
          </table:table-cell>
          <table:table-cell office:value-type="float" office:value="28.5061" calcext:value-type="float">
            <text:p>28.51</text:p>
          </table:table-cell>
          <table:table-cell/>
          <table:table-cell office:value-type="float" office:value="37.2848" calcext:value-type="float">
            <text:p>37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9.2638" calcext:value-type="float">
            <text:p>19.26</text:p>
          </table:table-cell>
          <table:table-cell office:value-type="string" calcext:value-type="string">
            <text:p>extractMS</text:p>
          </table:table-cell>
          <table:table-cell office:value-type="float" office:value="33.874" calcext:value-type="float">
            <text:p>33.87</text:p>
          </table:table-cell>
          <table:table-cell/>
          <table:table-cell office:value-type="float" office:value="53.1378" calcext:value-type="float">
            <text:p>53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44563" calcext:value-type="float">
            <text:p>9.45</text:p>
          </table:table-cell>
          <table:table-cell office:value-type="string" calcext:value-type="string">
            <text:p>extractMS</text:p>
          </table:table-cell>
          <table:table-cell office:value-type="float" office:value="27.409" calcext:value-type="float">
            <text:p>27.41</text:p>
          </table:table-cell>
          <table:table-cell/>
          <table:table-cell office:value-type="float" office:value="36.8546" calcext:value-type="float">
            <text:p>36.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336:.I345])/10" office:value-type="float" office:value="10.932161" calcext:value-type="float">
            <text:p>10.93</text:p>
          </table:table-cell>
          <table:table-cell/>
          <table:table-cell table:formula="of:=SUM([.K336:.K345])/10" office:value-type="float" office:value="28.57683" calcext:value-type="float">
            <text:p>28.58</text:p>
          </table:table-cell>
          <table:table-cell/>
          <table:table-cell table:formula="of:=SUM([.M336:.M345])/10" office:value-type="float" office:value="39.50898" calcext:value-type="float">
            <text:p>39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1882" calcext:value-type="float">
            <text:p>47.19</text:p>
          </table:table-cell>
          <table:table-cell office:value-type="string" calcext:value-type="string">
            <text:p>extractMS</text:p>
          </table:table-cell>
          <table:table-cell office:value-type="float" office:value="1.20983" calcext:value-type="float">
            <text:p>1.21</text:p>
          </table:table-cell>
          <table:table-cell/>
          <table:table-cell office:value-type="float" office:value="48.398" calcext:value-type="float">
            <text:p>48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6.5676" calcext:value-type="float">
            <text:p>46.57</text:p>
          </table:table-cell>
          <table:table-cell office:value-type="string" calcext:value-type="string">
            <text:p>extractMS</text:p>
          </table:table-cell>
          <table:table-cell office:value-type="float" office:value="1.019" calcext:value-type="float">
            <text:p>1.02</text:p>
          </table:table-cell>
          <table:table-cell/>
          <table:table-cell office:value-type="float" office:value="47.5866" calcext:value-type="float">
            <text:p>4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5.7304" calcext:value-type="float">
            <text:p>45.73</text:p>
          </table:table-cell>
          <table:table-cell office:value-type="string" calcext:value-type="string">
            <text:p>extractMS</text:p>
          </table:table-cell>
          <table:table-cell office:value-type="float" office:value="1.06034" calcext:value-type="float">
            <text:p>1.06</text:p>
          </table:table-cell>
          <table:table-cell/>
          <table:table-cell office:value-type="float" office:value="46.7907" calcext:value-type="float">
            <text:p>46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1.7472" calcext:value-type="float">
            <text:p>61.75</text:p>
          </table:table-cell>
          <table:table-cell office:value-type="string" calcext:value-type="string">
            <text:p>extractMS</text:p>
          </table:table-cell>
          <table:table-cell office:value-type="float" office:value="1.00847" calcext:value-type="float">
            <text:p>1.01</text:p>
          </table:table-cell>
          <table:table-cell/>
          <table:table-cell office:value-type="float" office:value="62.7556" calcext:value-type="float">
            <text:p>62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3.1366" calcext:value-type="float">
            <text:p>63.14</text:p>
          </table:table-cell>
          <table:table-cell office:value-type="string" calcext:value-type="string">
            <text:p>extractMS</text:p>
          </table:table-cell>
          <table:table-cell office:value-type="float" office:value="1.08345" calcext:value-type="float">
            <text:p>1.08</text:p>
          </table:table-cell>
          <table:table-cell/>
          <table:table-cell office:value-type="float" office:value="64.22" calcext:value-type="float">
            <text:p>64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8.8268" calcext:value-type="float">
            <text:p>58.83</text:p>
          </table:table-cell>
          <table:table-cell office:value-type="string" calcext:value-type="string">
            <text:p>extractMS</text:p>
          </table:table-cell>
          <table:table-cell office:value-type="float" office:value="1.07726" calcext:value-type="float">
            <text:p>1.08</text:p>
          </table:table-cell>
          <table:table-cell/>
          <table:table-cell office:value-type="float" office:value="59.904" calcext:value-type="float">
            <text:p>59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2.3471" calcext:value-type="float">
            <text:p>62.35</text:p>
          </table:table-cell>
          <table:table-cell office:value-type="string" calcext:value-type="string">
            <text:p>extractMS</text:p>
          </table:table-cell>
          <table:table-cell office:value-type="float" office:value="1.14236" calcext:value-type="float">
            <text:p>1.14</text:p>
          </table:table-cell>
          <table:table-cell/>
          <table:table-cell office:value-type="float" office:value="63.4895" calcext:value-type="float">
            <text:p>63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45.596" calcext:value-type="float">
            <text:p>45.60</text:p>
          </table:table-cell>
          <table:table-cell office:value-type="string" calcext:value-type="string">
            <text:p>extractMS</text:p>
          </table:table-cell>
          <table:table-cell office:value-type="float" office:value="1.08274" calcext:value-type="float">
            <text:p>1.08</text:p>
          </table:table-cell>
          <table:table-cell/>
          <table:table-cell office:value-type="float" office:value="46.6787" calcext:value-type="float">
            <text:p>46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1.9626" calcext:value-type="float">
            <text:p>61.96</text:p>
          </table:table-cell>
          <table:table-cell office:value-type="string" calcext:value-type="string">
            <text:p>extractMS</text:p>
          </table:table-cell>
          <table:table-cell office:value-type="float" office:value="1.11386" calcext:value-type="float">
            <text:p>1.11</text:p>
          </table:table-cell>
          <table:table-cell/>
          <table:table-cell office:value-type="float" office:value="63.0765" calcext:value-type="float">
            <text:p>6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362" calcext:value-type="float">
            <text:p>62.36</text:p>
          </table:table-cell>
          <table:table-cell office:value-type="string" calcext:value-type="string">
            <text:p>extractMS</text:p>
          </table:table-cell>
          <table:table-cell office:value-type="float" office:value="1.07655" calcext:value-type="float">
            <text:p>1.08</text:p>
          </table:table-cell>
          <table:table-cell/>
          <table:table-cell office:value-type="float" office:value="63.4385" calcext:value-type="float">
            <text:p>63.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348:.I357])/10" office:value-type="float" office:value="55.54645" calcext:value-type="float">
            <text:p>55.55</text:p>
          </table:table-cell>
          <table:table-cell/>
          <table:table-cell table:formula="of:=SUM([.K348:.K357])/10" office:value-type="float" office:value="1.087386" calcext:value-type="float">
            <text:p>1.09</text:p>
          </table:table-cell>
          <table:table-cell/>
          <table:table-cell table:formula="of:=SUM([.M348:.M357])/10" office:value-type="float" office:value="56.63381" calcext:value-type="float">
            <text:p>56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5531" calcext:value-type="float">
            <text:p>47.55</text:p>
          </table:table-cell>
          <table:table-cell office:value-type="string" calcext:value-type="string">
            <text:p>extractMS</text:p>
          </table:table-cell>
          <table:table-cell office:value-type="float" office:value="2.48891" calcext:value-type="float">
            <text:p>2.49</text:p>
          </table:table-cell>
          <table:table-cell/>
          <table:table-cell office:value-type="float" office:value="50.0421" calcext:value-type="float">
            <text:p>5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5.7572" calcext:value-type="float">
            <text:p>45.76</text:p>
          </table:table-cell>
          <table:table-cell office:value-type="string" calcext:value-type="string">
            <text:p>extractMS</text:p>
          </table:table-cell>
          <table:table-cell office:value-type="float" office:value="2.47107" calcext:value-type="float">
            <text:p>2.47</text:p>
          </table:table-cell>
          <table:table-cell/>
          <table:table-cell office:value-type="float" office:value="48.2283" calcext:value-type="float">
            <text:p>4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9262" calcext:value-type="float">
            <text:p>46.93</text:p>
          </table:table-cell>
          <table:table-cell office:value-type="string" calcext:value-type="string">
            <text:p>extractMS</text:p>
          </table:table-cell>
          <table:table-cell office:value-type="float" office:value="2.29622" calcext:value-type="float">
            <text:p>2.30</text:p>
          </table:table-cell>
          <table:table-cell/>
          <table:table-cell office:value-type="float" office:value="49.2224" calcext:value-type="float">
            <text:p>4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9.658" calcext:value-type="float">
            <text:p>59.66</text:p>
          </table:table-cell>
          <table:table-cell office:value-type="string" calcext:value-type="string">
            <text:p>extractMS</text:p>
          </table:table-cell>
          <table:table-cell office:value-type="float" office:value="2.57338" calcext:value-type="float">
            <text:p>2.57</text:p>
          </table:table-cell>
          <table:table-cell/>
          <table:table-cell office:value-type="float" office:value="62.2314" calcext:value-type="float">
            <text:p>6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4.6909" calcext:value-type="float">
            <text:p>64.69</text:p>
          </table:table-cell>
          <table:table-cell office:value-type="string" calcext:value-type="string">
            <text:p>extractMS</text:p>
          </table:table-cell>
          <table:table-cell office:value-type="float" office:value="2.28154" calcext:value-type="float">
            <text:p>2.28</text:p>
          </table:table-cell>
          <table:table-cell/>
          <table:table-cell office:value-type="float" office:value="66.9725" calcext:value-type="float">
            <text:p>66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2.1186" calcext:value-type="float">
            <text:p>62.12</text:p>
          </table:table-cell>
          <table:table-cell office:value-type="string" calcext:value-type="string">
            <text:p>extractMS</text:p>
          </table:table-cell>
          <table:table-cell office:value-type="float" office:value="2.62784" calcext:value-type="float">
            <text:p>2.63</text:p>
          </table:table-cell>
          <table:table-cell/>
          <table:table-cell office:value-type="float" office:value="64.7465" calcext:value-type="float">
            <text:p>64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1.6884" calcext:value-type="float">
            <text:p>61.69</text:p>
          </table:table-cell>
          <table:table-cell office:value-type="string" calcext:value-type="string">
            <text:p>extractMS</text:p>
          </table:table-cell>
          <table:table-cell office:value-type="float" office:value="2.618" calcext:value-type="float">
            <text:p>2.62</text:p>
          </table:table-cell>
          <table:table-cell/>
          <table:table-cell office:value-type="float" office:value="64.3064" calcext:value-type="float">
            <text:p>6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2.5778" calcext:value-type="float">
            <text:p>62.58</text:p>
          </table:table-cell>
          <table:table-cell office:value-type="string" calcext:value-type="string">
            <text:p>extractMS</text:p>
          </table:table-cell>
          <table:table-cell office:value-type="float" office:value="2.30601" calcext:value-type="float">
            <text:p>2.31</text:p>
          </table:table-cell>
          <table:table-cell/>
          <table:table-cell office:value-type="float" office:value="64.8838" calcext:value-type="float">
            <text:p>6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0.9876" calcext:value-type="float">
            <text:p>60.99</text:p>
          </table:table-cell>
          <table:table-cell office:value-type="string" calcext:value-type="string">
            <text:p>extractMS</text:p>
          </table:table-cell>
          <table:table-cell office:value-type="float" office:value="2.28962" calcext:value-type="float">
            <text:p>2.29</text:p>
          </table:table-cell>
          <table:table-cell/>
          <table:table-cell office:value-type="float" office:value="63.2772" calcext:value-type="float">
            <text:p>63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6845" calcext:value-type="float">
            <text:p>62.68</text:p>
          </table:table-cell>
          <table:table-cell office:value-type="string" calcext:value-type="string">
            <text:p>extractMS</text:p>
          </table:table-cell>
          <table:table-cell office:value-type="float" office:value="2.62195" calcext:value-type="float">
            <text:p>2.62</text:p>
          </table:table-cell>
          <table:table-cell/>
          <table:table-cell office:value-type="float" office:value="65.3065" calcext:value-type="float">
            <text:p>65.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360:.I369])/10" office:value-type="float" office:value="57.46423" calcext:value-type="float">
            <text:p>57.46</text:p>
          </table:table-cell>
          <table:table-cell/>
          <table:table-cell table:formula="of:=SUM([.K360:.K369])/10" office:value-type="float" office:value="2.457454" calcext:value-type="float">
            <text:p>2.46</text:p>
          </table:table-cell>
          <table:table-cell/>
          <table:table-cell table:formula="of:=SUM([.M360:.M369])/10" office:value-type="float" office:value="59.92171" calcext:value-type="float">
            <text:p>59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635" calcext:value-type="float">
            <text:p>47.64</text:p>
          </table:table-cell>
          <table:table-cell office:value-type="string" calcext:value-type="string">
            <text:p>extractMS</text:p>
          </table:table-cell>
          <table:table-cell office:value-type="float" office:value="43.5636" calcext:value-type="float">
            <text:p>43.56</text:p>
          </table:table-cell>
          <table:table-cell/>
          <table:table-cell office:value-type="float" office:value="91.1986" calcext:value-type="float">
            <text:p>91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8865" calcext:value-type="float">
            <text:p>42.89</text:p>
          </table:table-cell>
          <table:table-cell office:value-type="string" calcext:value-type="string">
            <text:p>extractMS</text:p>
          </table:table-cell>
          <table:table-cell office:value-type="float" office:value="40.9683" calcext:value-type="float">
            <text:p>40.97</text:p>
          </table:table-cell>
          <table:table-cell/>
          <table:table-cell office:value-type="float" office:value="83.8548" calcext:value-type="float">
            <text:p>8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9.5884" calcext:value-type="float">
            <text:p>39.59</text:p>
          </table:table-cell>
          <table:table-cell office:value-type="string" calcext:value-type="string">
            <text:p>extractMS</text:p>
          </table:table-cell>
          <table:table-cell office:value-type="float" office:value="42.893" calcext:value-type="float">
            <text:p>42.89</text:p>
          </table:table-cell>
          <table:table-cell/>
          <table:table-cell office:value-type="float" office:value="82.4814" calcext:value-type="float">
            <text:p>8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7.4591" calcext:value-type="float">
            <text:p>57.46</text:p>
          </table:table-cell>
          <table:table-cell office:value-type="string" calcext:value-type="string">
            <text:p>extractMS</text:p>
          </table:table-cell>
          <table:table-cell office:value-type="float" office:value="42.8821" calcext:value-type="float">
            <text:p>42.88</text:p>
          </table:table-cell>
          <table:table-cell/>
          <table:table-cell office:value-type="float" office:value="100.341" calcext:value-type="float">
            <text:p>100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7.7157" calcext:value-type="float">
            <text:p>57.72</text:p>
          </table:table-cell>
          <table:table-cell office:value-type="string" calcext:value-type="string">
            <text:p>extractMS</text:p>
          </table:table-cell>
          <table:table-cell office:value-type="float" office:value="43.3116" calcext:value-type="float">
            <text:p>43.31</text:p>
          </table:table-cell>
          <table:table-cell/>
          <table:table-cell office:value-type="float" office:value="101.027" calcext:value-type="float">
            <text:p>10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4.6327" calcext:value-type="float">
            <text:p>54.63</text:p>
          </table:table-cell>
          <table:table-cell office:value-type="string" calcext:value-type="string">
            <text:p>extractMS</text:p>
          </table:table-cell>
          <table:table-cell office:value-type="float" office:value="43.6146" calcext:value-type="float">
            <text:p>43.61</text:p>
          </table:table-cell>
          <table:table-cell/>
          <table:table-cell office:value-type="float" office:value="98.2473" calcext:value-type="float">
            <text:p>9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6.8488" calcext:value-type="float">
            <text:p>56.85</text:p>
          </table:table-cell>
          <table:table-cell office:value-type="string" calcext:value-type="string">
            <text:p>extractMS</text:p>
          </table:table-cell>
          <table:table-cell office:value-type="float" office:value="43.7796" calcext:value-type="float">
            <text:p>43.78</text:p>
          </table:table-cell>
          <table:table-cell/>
          <table:table-cell office:value-type="float" office:value="100.628" calcext:value-type="float">
            <text:p>10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1.0334" calcext:value-type="float">
            <text:p>61.03</text:p>
          </table:table-cell>
          <table:table-cell office:value-type="string" calcext:value-type="string">
            <text:p>extractMS</text:p>
          </table:table-cell>
          <table:table-cell office:value-type="float" office:value="43.297" calcext:value-type="float">
            <text:p>43.30</text:p>
          </table:table-cell>
          <table:table-cell/>
          <table:table-cell office:value-type="float" office:value="104.33" calcext:value-type="float">
            <text:p>104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4.4409" calcext:value-type="float">
            <text:p>54.44</text:p>
          </table:table-cell>
          <table:table-cell office:value-type="string" calcext:value-type="string">
            <text:p>extractMS</text:p>
          </table:table-cell>
          <table:table-cell office:value-type="float" office:value="43.0285" calcext:value-type="float">
            <text:p>43.03</text:p>
          </table:table-cell>
          <table:table-cell/>
          <table:table-cell office:value-type="float" office:value="97.4694" calcext:value-type="float">
            <text:p>9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4035" calcext:value-type="float">
            <text:p>62.40</text:p>
          </table:table-cell>
          <table:table-cell office:value-type="string" calcext:value-type="string">
            <text:p>extractMS</text:p>
          </table:table-cell>
          <table:table-cell office:value-type="float" office:value="43.3523" calcext:value-type="float">
            <text:p>43.35</text:p>
          </table:table-cell>
          <table:table-cell/>
          <table:table-cell office:value-type="float" office:value="105.756" calcext:value-type="float">
            <text:p>105.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372:.I381])/10" office:value-type="float" office:value="53.4644" calcext:value-type="float">
            <text:p>53.46</text:p>
          </table:table-cell>
          <table:table-cell/>
          <table:table-cell table:formula="of:=SUM([.K372:.K381])/10" office:value-type="float" office:value="43.06906" calcext:value-type="float">
            <text:p>43.07</text:p>
          </table:table-cell>
          <table:table-cell/>
          <table:table-cell table:formula="of:=SUM([.M372:.M381])/10" office:value-type="float" office:value="96.53335" calcext:value-type="float">
            <text:p>96.5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8.4628" calcext:value-type="float">
            <text:p>48.46</text:p>
          </table:table-cell>
          <table:table-cell office:value-type="string" calcext:value-type="string">
            <text:p>extractMS</text:p>
          </table:table-cell>
          <table:table-cell office:value-type="float" office:value="39.5624" calcext:value-type="float">
            <text:p>39.56</text:p>
          </table:table-cell>
          <table:table-cell/>
          <table:table-cell office:value-type="float" office:value="88.0252" calcext:value-type="float">
            <text:p>88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7186" calcext:value-type="float">
            <text:p>42.72</text:p>
          </table:table-cell>
          <table:table-cell office:value-type="string" calcext:value-type="string">
            <text:p>extractMS</text:p>
          </table:table-cell>
          <table:table-cell office:value-type="float" office:value="35.1669" calcext:value-type="float">
            <text:p>35.17</text:p>
          </table:table-cell>
          <table:table-cell/>
          <table:table-cell office:value-type="float" office:value="77.8854" calcext:value-type="float">
            <text:p>77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8321" calcext:value-type="float">
            <text:p>46.83</text:p>
          </table:table-cell>
          <table:table-cell office:value-type="string" calcext:value-type="string">
            <text:p>extractMS</text:p>
          </table:table-cell>
          <table:table-cell office:value-type="float" office:value="39.4745" calcext:value-type="float">
            <text:p>39.47</text:p>
          </table:table-cell>
          <table:table-cell/>
          <table:table-cell office:value-type="float" office:value="86.3066" calcext:value-type="float">
            <text:p>86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3.0389" calcext:value-type="float">
            <text:p>63.04</text:p>
          </table:table-cell>
          <table:table-cell office:value-type="string" calcext:value-type="string">
            <text:p>extractMS</text:p>
          </table:table-cell>
          <table:table-cell office:value-type="float" office:value="38.9346" calcext:value-type="float">
            <text:p>38.93</text:p>
          </table:table-cell>
          <table:table-cell/>
          <table:table-cell office:value-type="float" office:value="101.973" calcext:value-type="float">
            <text:p>10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2.1835" calcext:value-type="float">
            <text:p>62.18</text:p>
          </table:table-cell>
          <table:table-cell office:value-type="string" calcext:value-type="string">
            <text:p>extractMS</text:p>
          </table:table-cell>
          <table:table-cell office:value-type="float" office:value="40.6237" calcext:value-type="float">
            <text:p>40.62</text:p>
          </table:table-cell>
          <table:table-cell/>
          <table:table-cell office:value-type="float" office:value="102.807" calcext:value-type="float">
            <text:p>10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7.6962" calcext:value-type="float">
            <text:p>67.70</text:p>
          </table:table-cell>
          <table:table-cell office:value-type="string" calcext:value-type="string">
            <text:p>extractMS</text:p>
          </table:table-cell>
          <table:table-cell office:value-type="float" office:value="40.63" calcext:value-type="float">
            <text:p>40.63</text:p>
          </table:table-cell>
          <table:table-cell/>
          <table:table-cell office:value-type="float" office:value="108.326" calcext:value-type="float">
            <text:p>10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6.996" calcext:value-type="float">
            <text:p>67.00</text:p>
          </table:table-cell>
          <table:table-cell office:value-type="string" calcext:value-type="string">
            <text:p>extractMS</text:p>
          </table:table-cell>
          <table:table-cell office:value-type="float" office:value="40.3467" calcext:value-type="float">
            <text:p>40.35</text:p>
          </table:table-cell>
          <table:table-cell/>
          <table:table-cell office:value-type="float" office:value="107.343" calcext:value-type="float">
            <text:p>107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6.714" calcext:value-type="float">
            <text:p>66.71</text:p>
          </table:table-cell>
          <table:table-cell office:value-type="string" calcext:value-type="string">
            <text:p>extractMS</text:p>
          </table:table-cell>
          <table:table-cell office:value-type="float" office:value="57.5125" calcext:value-type="float">
            <text:p>57.51</text:p>
          </table:table-cell>
          <table:table-cell/>
          <table:table-cell office:value-type="float" office:value="124.226" calcext:value-type="float">
            <text:p>12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8.5276" calcext:value-type="float">
            <text:p>68.53</text:p>
          </table:table-cell>
          <table:table-cell office:value-type="string" calcext:value-type="string">
            <text:p>extractMS</text:p>
          </table:table-cell>
          <table:table-cell office:value-type="float" office:value="40.6596" calcext:value-type="float">
            <text:p>40.66</text:p>
          </table:table-cell>
          <table:table-cell/>
          <table:table-cell office:value-type="float" office:value="109.187" calcext:value-type="float">
            <text:p>10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6.8823" calcext:value-type="float">
            <text:p>66.88</text:p>
          </table:table-cell>
          <table:table-cell office:value-type="string" calcext:value-type="string">
            <text:p>extractMS</text:p>
          </table:table-cell>
          <table:table-cell office:value-type="float" office:value="39.7038" calcext:value-type="float">
            <text:p>39.70</text:p>
          </table:table-cell>
          <table:table-cell/>
          <table:table-cell office:value-type="float" office:value="106.586" calcext:value-type="float">
            <text:p>106.5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 table:number-columns-repeated="3"/>
          <table:table-cell table:formula="of:=SUM([.I384:.I393])/10" office:value-type="float" office:value="60.0052" calcext:value-type="float">
            <text:p>60.01</text:p>
          </table:table-cell>
          <table:table-cell/>
          <table:table-cell table:formula="of:=SUM([.K384:.K393])/10" office:value-type="float" office:value="41.26147" calcext:value-type="float">
            <text:p>41.26</text:p>
          </table:table-cell>
          <table:table-cell/>
          <table:table-cell table:formula="of:=SUM([.M384:.M393])/10" office:value-type="float" office:value="101.26652" calcext:value-type="float">
            <text:p>101.2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6.9656" calcext:value-type="float">
            <text:p>46.97</text:p>
          </table:table-cell>
          <table:table-cell office:value-type="string" calcext:value-type="string">
            <text:p>extractMS</text:p>
          </table:table-cell>
          <table:table-cell office:value-type="float" office:value="1.58193" calcext:value-type="float">
            <text:p>1.58</text:p>
          </table:table-cell>
          <table:table-cell/>
          <table:table-cell office:value-type="float" office:value="48.5476" calcext:value-type="float">
            <text:p>48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2258" calcext:value-type="float">
            <text:p>42.23</text:p>
          </table:table-cell>
          <table:table-cell office:value-type="string" calcext:value-type="string">
            <text:p>extractMS</text:p>
          </table:table-cell>
          <table:table-cell office:value-type="float" office:value="1.48917" calcext:value-type="float">
            <text:p>1.49</text:p>
          </table:table-cell>
          <table:table-cell/>
          <table:table-cell office:value-type="float" office:value="43.715" calcext:value-type="float">
            <text:p>43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5.4571" calcext:value-type="float">
            <text:p>45.46</text:p>
          </table:table-cell>
          <table:table-cell office:value-type="string" calcext:value-type="string">
            <text:p>extractMS</text:p>
          </table:table-cell>
          <table:table-cell office:value-type="float" office:value="1.57463" calcext:value-type="float">
            <text:p>1.57</text:p>
          </table:table-cell>
          <table:table-cell/>
          <table:table-cell office:value-type="float" office:value="47.0317" calcext:value-type="float">
            <text:p>47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8.6647" calcext:value-type="float">
            <text:p>58.66</text:p>
          </table:table-cell>
          <table:table-cell office:value-type="string" calcext:value-type="string">
            <text:p>extractMS</text:p>
          </table:table-cell>
          <table:table-cell office:value-type="float" office:value="1.47158" calcext:value-type="float">
            <text:p>1.47</text:p>
          </table:table-cell>
          <table:table-cell/>
          <table:table-cell office:value-type="float" office:value="60.1363" calcext:value-type="float">
            <text:p>60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0.3217" calcext:value-type="float">
            <text:p>60.32</text:p>
          </table:table-cell>
          <table:table-cell office:value-type="string" calcext:value-type="string">
            <text:p>extractMS</text:p>
          </table:table-cell>
          <table:table-cell office:value-type="float" office:value="1.5688" calcext:value-type="float">
            <text:p>1.57</text:p>
          </table:table-cell>
          <table:table-cell/>
          <table:table-cell office:value-type="float" office:value="61.8905" calcext:value-type="float">
            <text:p>61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3.6593" calcext:value-type="float">
            <text:p>63.66</text:p>
          </table:table-cell>
          <table:table-cell office:value-type="string" calcext:value-type="string">
            <text:p>extractMS</text:p>
          </table:table-cell>
          <table:table-cell office:value-type="float" office:value="2.17139" calcext:value-type="float">
            <text:p>2.17</text:p>
          </table:table-cell>
          <table:table-cell/>
          <table:table-cell office:value-type="float" office:value="65.8306" calcext:value-type="float">
            <text:p>65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3.1641" calcext:value-type="float">
            <text:p>63.16</text:p>
          </table:table-cell>
          <table:table-cell office:value-type="string" calcext:value-type="string">
            <text:p>extractMS</text:p>
          </table:table-cell>
          <table:table-cell office:value-type="float" office:value="2.14014" calcext:value-type="float">
            <text:p>2.14</text:p>
          </table:table-cell>
          <table:table-cell/>
          <table:table-cell office:value-type="float" office:value="65.3042" calcext:value-type="float">
            <text:p>65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1.7677" calcext:value-type="float">
            <text:p>61.77</text:p>
          </table:table-cell>
          <table:table-cell office:value-type="string" calcext:value-type="string">
            <text:p>extractMS</text:p>
          </table:table-cell>
          <table:table-cell office:value-type="float" office:value="1.65652" calcext:value-type="float">
            <text:p>1.66</text:p>
          </table:table-cell>
          <table:table-cell/>
          <table:table-cell office:value-type="float" office:value="63.4242" calcext:value-type="float">
            <text:p>6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9.3002" calcext:value-type="float">
            <text:p>59.30</text:p>
          </table:table-cell>
          <table:table-cell office:value-type="string" calcext:value-type="string">
            <text:p>extractMS</text:p>
          </table:table-cell>
          <table:table-cell office:value-type="float" office:value="1.71191" calcext:value-type="float">
            <text:p>1.71</text:p>
          </table:table-cell>
          <table:table-cell/>
          <table:table-cell office:value-type="float" office:value="61.0121" calcext:value-type="float">
            <text:p>61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3321" calcext:value-type="float">
            <text:p>62.33</text:p>
          </table:table-cell>
          <table:table-cell office:value-type="string" calcext:value-type="string">
            <text:p>extractMS</text:p>
          </table:table-cell>
          <table:table-cell office:value-type="float" office:value="2.05224" calcext:value-type="float">
            <text:p>2.05</text:p>
          </table:table-cell>
          <table:table-cell/>
          <table:table-cell office:value-type="float" office:value="64.3843" calcext:value-type="float">
            <text:p>64.3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396:.I405])/10" office:value-type="float" office:value="56.38583" calcext:value-type="float">
            <text:p>56.39</text:p>
          </table:table-cell>
          <table:table-cell/>
          <table:table-cell table:formula="of:=SUM([.K396:.K405])/10" office:value-type="float" office:value="1.741831" calcext:value-type="float">
            <text:p>1.74</text:p>
          </table:table-cell>
          <table:table-cell/>
          <table:table-cell table:formula="of:=SUM([.M396:.M405])/10" office:value-type="float" office:value="58.12765" calcext:value-type="float">
            <text:p>58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9136" calcext:value-type="float">
            <text:p>47.91</text:p>
          </table:table-cell>
          <table:table-cell office:value-type="string" calcext:value-type="string">
            <text:p>extractMS</text:p>
          </table:table-cell>
          <table:table-cell office:value-type="float" office:value="18.0751" calcext:value-type="float">
            <text:p>18.08</text:p>
          </table:table-cell>
          <table:table-cell/>
          <table:table-cell office:value-type="float" office:value="65.9887" calcext:value-type="float">
            <text:p>65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1.0448" calcext:value-type="float">
            <text:p>41.04</text:p>
          </table:table-cell>
          <table:table-cell office:value-type="string" calcext:value-type="string">
            <text:p>extractMS</text:p>
          </table:table-cell>
          <table:table-cell office:value-type="float" office:value="14.5509" calcext:value-type="float">
            <text:p>14.55</text:p>
          </table:table-cell>
          <table:table-cell/>
          <table:table-cell office:value-type="float" office:value="55.5957" calcext:value-type="float">
            <text:p>55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1707" calcext:value-type="float">
            <text:p>46.17</text:p>
          </table:table-cell>
          <table:table-cell office:value-type="string" calcext:value-type="string">
            <text:p>extractMS</text:p>
          </table:table-cell>
          <table:table-cell office:value-type="float" office:value="15.5982" calcext:value-type="float">
            <text:p>15.60</text:p>
          </table:table-cell>
          <table:table-cell/>
          <table:table-cell office:value-type="float" office:value="61.7689" calcext:value-type="float">
            <text:p>6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8.9771" calcext:value-type="float">
            <text:p>58.98</text:p>
          </table:table-cell>
          <table:table-cell office:value-type="string" calcext:value-type="string">
            <text:p>extractMS</text:p>
          </table:table-cell>
          <table:table-cell office:value-type="float" office:value="13.8177" calcext:value-type="float">
            <text:p>13.82</text:p>
          </table:table-cell>
          <table:table-cell/>
          <table:table-cell office:value-type="float" office:value="72.7947" calcext:value-type="float">
            <text:p>72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0.2391" calcext:value-type="float">
            <text:p>60.24</text:p>
          </table:table-cell>
          <table:table-cell office:value-type="string" calcext:value-type="string">
            <text:p>extractMS</text:p>
          </table:table-cell>
          <table:table-cell office:value-type="float" office:value="15.1062" calcext:value-type="float">
            <text:p>15.11</text:p>
          </table:table-cell>
          <table:table-cell/>
          <table:table-cell office:value-type="float" office:value="75.3453" calcext:value-type="float">
            <text:p>7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9.7674" calcext:value-type="float">
            <text:p>59.77</text:p>
          </table:table-cell>
          <table:table-cell office:value-type="string" calcext:value-type="string">
            <text:p>extractMS</text:p>
          </table:table-cell>
          <table:table-cell office:value-type="float" office:value="15.0862" calcext:value-type="float">
            <text:p>15.09</text:p>
          </table:table-cell>
          <table:table-cell/>
          <table:table-cell office:value-type="float" office:value="74.8536" calcext:value-type="float">
            <text:p>74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9.3113" calcext:value-type="float">
            <text:p>59.31</text:p>
          </table:table-cell>
          <table:table-cell office:value-type="string" calcext:value-type="string">
            <text:p>extractMS</text:p>
          </table:table-cell>
          <table:table-cell office:value-type="float" office:value="16.3565" calcext:value-type="float">
            <text:p>16.36</text:p>
          </table:table-cell>
          <table:table-cell/>
          <table:table-cell office:value-type="float" office:value="75.6678" calcext:value-type="float">
            <text:p>75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45.8102" calcext:value-type="float">
            <text:p>45.81</text:p>
          </table:table-cell>
          <table:table-cell office:value-type="string" calcext:value-type="string">
            <text:p>extractMS</text:p>
          </table:table-cell>
          <table:table-cell office:value-type="float" office:value="14.4224" calcext:value-type="float">
            <text:p>14.42</text:p>
          </table:table-cell>
          <table:table-cell/>
          <table:table-cell office:value-type="float" office:value="60.2326" calcext:value-type="float">
            <text:p>6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5.9135" calcext:value-type="float">
            <text:p>55.91</text:p>
          </table:table-cell>
          <table:table-cell office:value-type="string" calcext:value-type="string">
            <text:p>extractMS</text:p>
          </table:table-cell>
          <table:table-cell office:value-type="float" office:value="14.7991" calcext:value-type="float">
            <text:p>14.80</text:p>
          </table:table-cell>
          <table:table-cell/>
          <table:table-cell office:value-type="float" office:value="70.7126" calcext:value-type="float">
            <text:p>70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6.3633" calcext:value-type="float">
            <text:p>56.36</text:p>
          </table:table-cell>
          <table:table-cell office:value-type="string" calcext:value-type="string">
            <text:p>extractMS</text:p>
          </table:table-cell>
          <table:table-cell office:value-type="float" office:value="14.8899" calcext:value-type="float">
            <text:p>14.89</text:p>
          </table:table-cell>
          <table:table-cell/>
          <table:table-cell office:value-type="float" office:value="71.2532" calcext:value-type="float">
            <text:p>7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408:.I417])/10" office:value-type="float" office:value="53.1511" calcext:value-type="float">
            <text:p>53.15</text:p>
          </table:table-cell>
          <table:table-cell/>
          <table:table-cell table:formula="of:=SUM([.K408:.K417])/10" office:value-type="float" office:value="15.27022" calcext:value-type="float">
            <text:p>15.27</text:p>
          </table:table-cell>
          <table:table-cell/>
          <table:table-cell table:formula="of:=SUM([.M408:.M417])/10" office:value-type="float" office:value="68.42131" calcext:value-type="float">
            <text:p>68.4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0.3496" calcext:value-type="float">
            <text:p>80.35</text:p>
          </table:table-cell>
          <table:table-cell office:value-type="string" calcext:value-type="string">
            <text:p>extractMS</text:p>
          </table:table-cell>
          <table:table-cell office:value-type="float" office:value="1.05289" calcext:value-type="float">
            <text:p>1.05</text:p>
          </table:table-cell>
          <table:table-cell/>
          <table:table-cell office:value-type="float" office:value="81.4025" calcext:value-type="float">
            <text:p>81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4.2154" calcext:value-type="float">
            <text:p>74.22</text:p>
          </table:table-cell>
          <table:table-cell office:value-type="string" calcext:value-type="string">
            <text:p>extractMS</text:p>
          </table:table-cell>
          <table:table-cell office:value-type="float" office:value="0.990119" calcext:value-type="float">
            <text:p>0.99</text:p>
          </table:table-cell>
          <table:table-cell/>
          <table:table-cell office:value-type="float" office:value="75.2056" calcext:value-type="float">
            <text:p>75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77.9396" calcext:value-type="float">
            <text:p>77.94</text:p>
          </table:table-cell>
          <table:table-cell office:value-type="string" calcext:value-type="string">
            <text:p>extractMS</text:p>
          </table:table-cell>
          <table:table-cell office:value-type="float" office:value="0.537803" calcext:value-type="float">
            <text:p>0.54</text:p>
          </table:table-cell>
          <table:table-cell/>
          <table:table-cell office:value-type="float" office:value="78.4774" calcext:value-type="float">
            <text:p>7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74.1113" calcext:value-type="float">
            <text:p>74.11</text:p>
          </table:table-cell>
          <table:table-cell office:value-type="string" calcext:value-type="string">
            <text:p>extractMS</text:p>
          </table:table-cell>
          <table:table-cell office:value-type="float" office:value="0.996312" calcext:value-type="float">
            <text:p>1.00</text:p>
          </table:table-cell>
          <table:table-cell/>
          <table:table-cell office:value-type="float" office:value="75.1076" calcext:value-type="float">
            <text:p>75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79.1038" calcext:value-type="float">
            <text:p>79.10</text:p>
          </table:table-cell>
          <table:table-cell office:value-type="string" calcext:value-type="string">
            <text:p>extractMS</text:p>
          </table:table-cell>
          <table:table-cell office:value-type="float" office:value="0.57735" calcext:value-type="float">
            <text:p>0.58</text:p>
          </table:table-cell>
          <table:table-cell/>
          <table:table-cell office:value-type="float" office:value="79.6812" calcext:value-type="float">
            <text:p>79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79.106" calcext:value-type="float">
            <text:p>79.11</text:p>
          </table:table-cell>
          <table:table-cell office:value-type="string" calcext:value-type="string">
            <text:p>extractMS</text:p>
          </table:table-cell>
          <table:table-cell office:value-type="float" office:value="0.583205" calcext:value-type="float">
            <text:p>0.58</text:p>
          </table:table-cell>
          <table:table-cell/>
          <table:table-cell office:value-type="float" office:value="79.6892" calcext:value-type="float">
            <text:p>7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1.8954" calcext:value-type="float">
            <text:p>91.90</text:p>
          </table:table-cell>
          <table:table-cell office:value-type="string" calcext:value-type="string">
            <text:p>extractMS</text:p>
          </table:table-cell>
          <table:table-cell office:value-type="float" office:value="0.575573" calcext:value-type="float">
            <text:p>0.58</text:p>
          </table:table-cell>
          <table:table-cell/>
          <table:table-cell office:value-type="float" office:value="92.4709" calcext:value-type="float">
            <text:p>9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1.1975" calcext:value-type="float">
            <text:p>91.20</text:p>
          </table:table-cell>
          <table:table-cell office:value-type="string" calcext:value-type="string">
            <text:p>extractMS</text:p>
          </table:table-cell>
          <table:table-cell office:value-type="float" office:value="0.581392" calcext:value-type="float">
            <text:p>0.58</text:p>
          </table:table-cell>
          <table:table-cell/>
          <table:table-cell office:value-type="float" office:value="91.7789" calcext:value-type="float">
            <text:p>9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2.3914" calcext:value-type="float">
            <text:p>92.39</text:p>
          </table:table-cell>
          <table:table-cell office:value-type="string" calcext:value-type="string">
            <text:p>extractMS</text:p>
          </table:table-cell>
          <table:table-cell office:value-type="float" office:value="0.62298" calcext:value-type="float">
            <text:p>0.62</text:p>
          </table:table-cell>
          <table:table-cell/>
          <table:table-cell office:value-type="float" office:value="93.0144" calcext:value-type="float">
            <text:p>93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2.9301" calcext:value-type="float">
            <text:p>92.93</text:p>
          </table:table-cell>
          <table:table-cell office:value-type="string" calcext:value-type="string">
            <text:p>extractMS</text:p>
          </table:table-cell>
          <table:table-cell office:value-type="float" office:value="0.559632" calcext:value-type="float">
            <text:p>0.56</text:p>
          </table:table-cell>
          <table:table-cell/>
          <table:table-cell office:value-type="float" office:value="93.4897" calcext:value-type="float">
            <text:p>93.4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421:.I430])/10" office:value-type="float" office:value="83.32401" calcext:value-type="float">
            <text:p>83.32</text:p>
          </table:table-cell>
          <table:table-cell/>
          <table:table-cell table:formula="of:=SUM([.K421:.K430])/10" office:value-type="float" office:value="0.7077256" calcext:value-type="float">
            <text:p>0.71</text:p>
          </table:table-cell>
          <table:table-cell/>
          <table:table-cell table:formula="of:=SUM([.M421:.M430])/10" office:value-type="float" office:value="84.03174" calcext:value-type="float">
            <text:p>84.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9.6483" calcext:value-type="float">
            <text:p>79.65</text:p>
          </table:table-cell>
          <table:table-cell office:value-type="string" calcext:value-type="string">
            <text:p>extractMS</text:p>
          </table:table-cell>
          <table:table-cell office:value-type="float" office:value="43.5516" calcext:value-type="float">
            <text:p>43.55</text:p>
          </table:table-cell>
          <table:table-cell/>
          <table:table-cell office:value-type="float" office:value="123.2" calcext:value-type="float">
            <text:p>123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5.2338" calcext:value-type="float">
            <text:p>75.23</text:p>
          </table:table-cell>
          <table:table-cell office:value-type="string" calcext:value-type="string">
            <text:p>extractMS</text:p>
          </table:table-cell>
          <table:table-cell office:value-type="float" office:value="43.1929" calcext:value-type="float">
            <text:p>43.19</text:p>
          </table:table-cell>
          <table:table-cell/>
          <table:table-cell office:value-type="float" office:value="118.427" calcext:value-type="float">
            <text:p>11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74.4824" calcext:value-type="float">
            <text:p>74.48</text:p>
          </table:table-cell>
          <table:table-cell office:value-type="string" calcext:value-type="string">
            <text:p>extractMS</text:p>
          </table:table-cell>
          <table:table-cell office:value-type="float" office:value="43.019" calcext:value-type="float">
            <text:p>43.02</text:p>
          </table:table-cell>
          <table:table-cell/>
          <table:table-cell office:value-type="float" office:value="117.501" calcext:value-type="float">
            <text:p>117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79.9776" calcext:value-type="float">
            <text:p>79.98</text:p>
          </table:table-cell>
          <table:table-cell office:value-type="string" calcext:value-type="string">
            <text:p>extractMS</text:p>
          </table:table-cell>
          <table:table-cell office:value-type="float" office:value="40.8812" calcext:value-type="float">
            <text:p>40.88</text:p>
          </table:table-cell>
          <table:table-cell/>
          <table:table-cell office:value-type="float" office:value="120.859" calcext:value-type="float">
            <text:p>12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0.5446" calcext:value-type="float">
            <text:p>80.54</text:p>
          </table:table-cell>
          <table:table-cell office:value-type="string" calcext:value-type="string">
            <text:p>extractMS</text:p>
          </table:table-cell>
          <table:table-cell office:value-type="float" office:value="41.4218" calcext:value-type="float">
            <text:p>41.42</text:p>
          </table:table-cell>
          <table:table-cell/>
          <table:table-cell office:value-type="float" office:value="121.966" calcext:value-type="float">
            <text:p>12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0.6856" calcext:value-type="float">
            <text:p>90.69</text:p>
          </table:table-cell>
          <table:table-cell office:value-type="string" calcext:value-type="string">
            <text:p>extractMS</text:p>
          </table:table-cell>
          <table:table-cell office:value-type="float" office:value="41.0274" calcext:value-type="float">
            <text:p>41.03</text:p>
          </table:table-cell>
          <table:table-cell/>
          <table:table-cell office:value-type="float" office:value="131.713" calcext:value-type="float">
            <text:p>13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3.771" calcext:value-type="float">
            <text:p>103.77</text:p>
          </table:table-cell>
          <table:table-cell office:value-type="string" calcext:value-type="string">
            <text:p>extractMS</text:p>
          </table:table-cell>
          <table:table-cell office:value-type="float" office:value="42.5211" calcext:value-type="float">
            <text:p>42.52</text:p>
          </table:table-cell>
          <table:table-cell/>
          <table:table-cell office:value-type="float" office:value="146.292" calcext:value-type="float">
            <text:p>146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5.8477" calcext:value-type="float">
            <text:p>95.85</text:p>
          </table:table-cell>
          <table:table-cell office:value-type="string" calcext:value-type="string">
            <text:p>extractMS</text:p>
          </table:table-cell>
          <table:table-cell office:value-type="float" office:value="40.9844" calcext:value-type="float">
            <text:p>40.98</text:p>
          </table:table-cell>
          <table:table-cell/>
          <table:table-cell office:value-type="float" office:value="136.832" calcext:value-type="float">
            <text:p>136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0.7738" calcext:value-type="float">
            <text:p>90.77</text:p>
          </table:table-cell>
          <table:table-cell office:value-type="string" calcext:value-type="string">
            <text:p>extractMS</text:p>
          </table:table-cell>
          <table:table-cell office:value-type="float" office:value="41.0118" calcext:value-type="float">
            <text:p>41.01</text:p>
          </table:table-cell>
          <table:table-cell/>
          <table:table-cell office:value-type="float" office:value="131.786" calcext:value-type="float">
            <text:p>13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2.3947" calcext:value-type="float">
            <text:p>92.39</text:p>
          </table:table-cell>
          <table:table-cell office:value-type="string" calcext:value-type="string">
            <text:p>extractMS</text:p>
          </table:table-cell>
          <table:table-cell office:value-type="float" office:value="40.9763" calcext:value-type="float">
            <text:p>40.98</text:p>
          </table:table-cell>
          <table:table-cell/>
          <table:table-cell office:value-type="float" office:value="133.371" calcext:value-type="float">
            <text:p>133.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433:.I442])/10" office:value-type="float" office:value="86.33595" calcext:value-type="float">
            <text:p>86.34</text:p>
          </table:table-cell>
          <table:table-cell/>
          <table:table-cell table:formula="of:=SUM([.K433:.K442])/10" office:value-type="float" office:value="41.85875" calcext:value-type="float">
            <text:p>41.86</text:p>
          </table:table-cell>
          <table:table-cell/>
          <table:table-cell table:formula="of:=SUM([.M433:.M442])/10" office:value-type="float" office:value="128.1947" calcext:value-type="float">
            <text:p>128.1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8.7077" calcext:value-type="float">
            <text:p>78.71</text:p>
          </table:table-cell>
          <table:table-cell office:value-type="string" calcext:value-type="string">
            <text:p>extractMS</text:p>
          </table:table-cell>
          <table:table-cell office:value-type="float" office:value="1.84565" calcext:value-type="float">
            <text:p>1.85</text:p>
          </table:table-cell>
          <table:table-cell/>
          <table:table-cell office:value-type="float" office:value="80.5534" calcext:value-type="float">
            <text:p>80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5.0203" calcext:value-type="float">
            <text:p>75.02</text:p>
          </table:table-cell>
          <table:table-cell office:value-type="string" calcext:value-type="string">
            <text:p>extractMS</text:p>
          </table:table-cell>
          <table:table-cell office:value-type="float" office:value="1.77653" calcext:value-type="float">
            <text:p>1.78</text:p>
          </table:table-cell>
          <table:table-cell/>
          <table:table-cell office:value-type="float" office:value="76.7968" calcext:value-type="float">
            <text:p>76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80.3387" calcext:value-type="float">
            <text:p>80.34</text:p>
          </table:table-cell>
          <table:table-cell office:value-type="string" calcext:value-type="string">
            <text:p>extractMS</text:p>
          </table:table-cell>
          <table:table-cell office:value-type="float" office:value="1.23206" calcext:value-type="float">
            <text:p>1.23</text:p>
          </table:table-cell>
          <table:table-cell/>
          <table:table-cell office:value-type="float" office:value="81.5707" calcext:value-type="float">
            <text:p>8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80.2809" calcext:value-type="float">
            <text:p>80.28</text:p>
          </table:table-cell>
          <table:table-cell office:value-type="string" calcext:value-type="string">
            <text:p>extractMS</text:p>
          </table:table-cell>
          <table:table-cell office:value-type="float" office:value="1.39706" calcext:value-type="float">
            <text:p>1.40</text:p>
          </table:table-cell>
          <table:table-cell/>
          <table:table-cell office:value-type="float" office:value="81.678" calcext:value-type="float">
            <text:p>81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1.734" calcext:value-type="float">
            <text:p>81.73</text:p>
          </table:table-cell>
          <table:table-cell office:value-type="string" calcext:value-type="string">
            <text:p>extractMS</text:p>
          </table:table-cell>
          <table:table-cell office:value-type="float" office:value="1.39797" calcext:value-type="float">
            <text:p>1.40</text:p>
          </table:table-cell>
          <table:table-cell/>
          <table:table-cell office:value-type="float" office:value="83.132" calcext:value-type="float">
            <text:p>83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79.0516" calcext:value-type="float">
            <text:p>79.05</text:p>
          </table:table-cell>
          <table:table-cell office:value-type="string" calcext:value-type="string">
            <text:p>extractMS</text:p>
          </table:table-cell>
          <table:table-cell office:value-type="float" office:value="1.3672" calcext:value-type="float">
            <text:p>1.37</text:p>
          </table:table-cell>
          <table:table-cell/>
          <table:table-cell office:value-type="float" office:value="80.4188" calcext:value-type="float">
            <text:p>80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78.2471" calcext:value-type="float">
            <text:p>78.25</text:p>
          </table:table-cell>
          <table:table-cell office:value-type="string" calcext:value-type="string">
            <text:p>extractMS</text:p>
          </table:table-cell>
          <table:table-cell office:value-type="float" office:value="1.34616" calcext:value-type="float">
            <text:p>1.35</text:p>
          </table:table-cell>
          <table:table-cell/>
          <table:table-cell office:value-type="float" office:value="79.5932" calcext:value-type="float">
            <text:p>7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78.1191" calcext:value-type="float">
            <text:p>78.12</text:p>
          </table:table-cell>
          <table:table-cell office:value-type="string" calcext:value-type="string">
            <text:p>extractMS</text:p>
          </table:table-cell>
          <table:table-cell office:value-type="float" office:value="1.5268" calcext:value-type="float">
            <text:p>1.53</text:p>
          </table:table-cell>
          <table:table-cell/>
          <table:table-cell office:value-type="float" office:value="79.6459" calcext:value-type="float">
            <text:p>79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87.2757" calcext:value-type="float">
            <text:p>87.28</text:p>
          </table:table-cell>
          <table:table-cell office:value-type="string" calcext:value-type="string">
            <text:p>extractMS</text:p>
          </table:table-cell>
          <table:table-cell office:value-type="float" office:value="1.5035" calcext:value-type="float">
            <text:p>1.50</text:p>
          </table:table-cell>
          <table:table-cell/>
          <table:table-cell office:value-type="float" office:value="88.7792" calcext:value-type="float">
            <text:p>88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78.9648" calcext:value-type="float">
            <text:p>78.96</text:p>
          </table:table-cell>
          <table:table-cell office:value-type="string" calcext:value-type="string">
            <text:p>extractMS</text:p>
          </table:table-cell>
          <table:table-cell office:value-type="float" office:value="1.33811" calcext:value-type="float">
            <text:p>1.34</text:p>
          </table:table-cell>
          <table:table-cell/>
          <table:table-cell office:value-type="float" office:value="80.3029" calcext:value-type="float">
            <text:p>80.3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445:.I454])/10" office:value-type="float" office:value="79.77399" calcext:value-type="float">
            <text:p>79.77</text:p>
          </table:table-cell>
          <table:table-cell/>
          <table:table-cell table:formula="of:=SUM([.K445:.K454])/10" office:value-type="float" office:value="1.473104" calcext:value-type="float">
            <text:p>1.47</text:p>
          </table:table-cell>
          <table:table-cell/>
          <table:table-cell table:formula="of:=SUM([.M445:.M454])/10" office:value-type="float" office:value="81.24709" calcext:value-type="float">
            <text:p>81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7.9035" calcext:value-type="float">
            <text:p>77.90</text:p>
          </table:table-cell>
          <table:table-cell office:value-type="string" calcext:value-type="string">
            <text:p>extractMS</text:p>
          </table:table-cell>
          <table:table-cell office:value-type="float" office:value="63.0467" calcext:value-type="float">
            <text:p>63.05</text:p>
          </table:table-cell>
          <table:table-cell/>
          <table:table-cell office:value-type="float" office:value="140.95" calcext:value-type="float">
            <text:p>14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5.3551" calcext:value-type="float">
            <text:p>55.36</text:p>
          </table:table-cell>
          <table:table-cell office:value-type="string" calcext:value-type="string">
            <text:p>extractMS</text:p>
          </table:table-cell>
          <table:table-cell office:value-type="float" office:value="43.0858" calcext:value-type="float">
            <text:p>43.09</text:p>
          </table:table-cell>
          <table:table-cell/>
          <table:table-cell office:value-type="float" office:value="98.441" calcext:value-type="float">
            <text:p>9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6.0083" calcext:value-type="float">
            <text:p>56.01</text:p>
          </table:table-cell>
          <table:table-cell office:value-type="string" calcext:value-type="string">
            <text:p>extractMS</text:p>
          </table:table-cell>
          <table:table-cell office:value-type="float" office:value="43.5999" calcext:value-type="float">
            <text:p>43.60</text:p>
          </table:table-cell>
          <table:table-cell/>
          <table:table-cell office:value-type="float" office:value="99.6083" calcext:value-type="float">
            <text:p>9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0.0518" calcext:value-type="float">
            <text:p>60.05</text:p>
          </table:table-cell>
          <table:table-cell office:value-type="string" calcext:value-type="string">
            <text:p>extractMS</text:p>
          </table:table-cell>
          <table:table-cell office:value-type="float" office:value="44.7582" calcext:value-type="float">
            <text:p>44.76</text:p>
          </table:table-cell>
          <table:table-cell/>
          <table:table-cell office:value-type="float" office:value="104.81" calcext:value-type="float">
            <text:p>104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1.3748" calcext:value-type="float">
            <text:p>61.37</text:p>
          </table:table-cell>
          <table:table-cell office:value-type="string" calcext:value-type="string">
            <text:p>extractMS</text:p>
          </table:table-cell>
          <table:table-cell office:value-type="float" office:value="46.3611" calcext:value-type="float">
            <text:p>46.36</text:p>
          </table:table-cell>
          <table:table-cell/>
          <table:table-cell office:value-type="float" office:value="107.736" calcext:value-type="float">
            <text:p>107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9.3089" calcext:value-type="float">
            <text:p>59.31</text:p>
          </table:table-cell>
          <table:table-cell office:value-type="string" calcext:value-type="string">
            <text:p>extractMS</text:p>
          </table:table-cell>
          <table:table-cell office:value-type="float" office:value="45.3401" calcext:value-type="float">
            <text:p>45.34</text:p>
          </table:table-cell>
          <table:table-cell/>
          <table:table-cell office:value-type="float" office:value="104.649" calcext:value-type="float">
            <text:p>10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0.2167" calcext:value-type="float">
            <text:p>60.22</text:p>
          </table:table-cell>
          <table:table-cell office:value-type="string" calcext:value-type="string">
            <text:p>extractMS</text:p>
          </table:table-cell>
          <table:table-cell office:value-type="float" office:value="45.1104" calcext:value-type="float">
            <text:p>45.11</text:p>
          </table:table-cell>
          <table:table-cell/>
          <table:table-cell office:value-type="float" office:value="105.327" calcext:value-type="float">
            <text:p>105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0.0217" calcext:value-type="float">
            <text:p>60.02</text:p>
          </table:table-cell>
          <table:table-cell office:value-type="string" calcext:value-type="string">
            <text:p>extractMS</text:p>
          </table:table-cell>
          <table:table-cell office:value-type="float" office:value="45.5594" calcext:value-type="float">
            <text:p>45.56</text:p>
          </table:table-cell>
          <table:table-cell/>
          <table:table-cell office:value-type="float" office:value="105.581" calcext:value-type="float">
            <text:p>10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9.2344" calcext:value-type="float">
            <text:p>59.23</text:p>
          </table:table-cell>
          <table:table-cell office:value-type="string" calcext:value-type="string">
            <text:p>extractMS</text:p>
          </table:table-cell>
          <table:table-cell office:value-type="float" office:value="45.0231" calcext:value-type="float">
            <text:p>45.02</text:p>
          </table:table-cell>
          <table:table-cell/>
          <table:table-cell office:value-type="float" office:value="104.258" calcext:value-type="float">
            <text:p>10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8.1268" calcext:value-type="float">
            <text:p>58.13</text:p>
          </table:table-cell>
          <table:table-cell office:value-type="string" calcext:value-type="string">
            <text:p>extractMS</text:p>
          </table:table-cell>
          <table:table-cell office:value-type="float" office:value="46.8958" calcext:value-type="float">
            <text:p>46.90</text:p>
          </table:table-cell>
          <table:table-cell/>
          <table:table-cell office:value-type="float" office:value="105.023" calcext:value-type="float">
            <text:p>105.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457:.I466])/10" office:value-type="float" office:value="60.7602" calcext:value-type="float">
            <text:p>60.76</text:p>
          </table:table-cell>
          <table:table-cell/>
          <table:table-cell table:formula="of:=SUM([.K457:.K466])/10" office:value-type="float" office:value="46.87805" calcext:value-type="float">
            <text:p>46.88</text:p>
          </table:table-cell>
          <table:table-cell/>
          <table:table-cell table:formula="of:=SUM([.M457:.M466])/10" office:value-type="float" office:value="107.63833" calcext:value-type="float">
            <text:p>107.64</text:p>
          </table:table-cell>
          <table:table-cell table:number-columns-repeated="1011"/>
        </table:table-row>
        <table:table-row table:style-name="ro1" table:number-rows-repeated="10481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14:05:21.436667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5:50:20.644732952</dc:date>
    <meta:editing-duration>PT2H4M</meta:editing-duration>
    <meta:editing-cycles>16</meta:editing-cycles>
    <meta:generator>LibreOffice/5.1.6.2$Linux_X86_64 LibreOffice_project/10m0$Build-2</meta:generator>
    <meta:document-statistic meta:table-count="1" meta:cell-count="4556" meta:object-count="0"/>
  </office:meta>
</office:document-meta>
</file>